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9" style:family="table-column">
      <style:table-column-properties fo:break-before="auto" style:column-width="4.001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/>
    </style:style>
    <style:style style:name="ce24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34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5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</office:automatic-styles>
  <office:body>
    <office:spreadsheet>
      <table:table table:name="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Sheet1.E2]" office:value-type="string" office:string-value="CDX.d">
            <text:p>CDX.d</text:p>
          </table:table-cell>
          <table:table-cell table:formula="of:=IF([Sheet1.F2]=&quot;&quot;;&quot;empty&quot;;[Sheet1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Sheet1.G2]=&quot;&quot;;&quot;empty&quot;;[Sheet1.G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]" office:value-type="string" office:string-value="CDS.d">
            <text:p>CDS.d</text:p>
          </table:table-cell>
          <table:table-cell table:formula="of:=IF([Sheet1.F3]=&quot;&quot;;&quot;empty&quot;;[Sheet1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Sheet1.G3]=&quot;&quot;;&quot;empty&quot;;[Sheet1.G3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]" office:value-type="string" office:string-value="HANGSENG.i">
            <text:p>HANGSENG.i</text:p>
          </table:table-cell>
          <table:table-cell table:formula="of:=IF([Sheet1.F4]=&quot;&quot;;&quot;empty&quot;;[Sheet1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Sheet1.G4]=&quot;&quot;;&quot;empty&quot;;[Sheet1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]" office:value-type="string" office:string-value="HANGSENG.F">
            <text:p>HANGSENG.F</text:p>
          </table:table-cell>
          <table:table-cell table:formula="of:=IF([Sheet1.F5]=&quot;&quot;;&quot;empty&quot;;[Sheet1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Sheet1.G5]=&quot;&quot;;&quot;empty&quot;;[Sheet1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]" office:value-type="string" office:string-value="NIKKEI.i">
            <text:p>NIKKEI.i</text:p>
          </table:table-cell>
          <table:table-cell table:formula="of:=IF([Sheet1.F6]=&quot;&quot;;&quot;empty&quot;;[Sheet1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Sheet1.G6]=&quot;&quot;;&quot;empty&quot;;[Sheet1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]" office:value-type="string" office:string-value="NIKKEI.F">
            <text:p>NIKKEI.F</text:p>
          </table:table-cell>
          <table:table-cell table:formula="of:=IF([Sheet1.F7]=&quot;&quot;;&quot;empty&quot;;[Sheet1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Sheet1.G7]=&quot;&quot;;&quot;empty&quot;;[Sheet1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8]" office:value-type="string" office:string-value="CAC.i">
            <text:p>CAC.i</text:p>
          </table:table-cell>
          <table:table-cell table:formula="of:=IF([Sheet1.F8]=&quot;&quot;;&quot;empty&quot;;[Sheet1.F8])" office:value-type="string" office:string-value="https://www.bloomberg.com/quote/CAC:IND">
            <text:p>https://www.bloomberg.com/quote/CAC:IND</text:p>
          </table:table-cell>
          <table:table-cell table:style-name="ce3" table:formula="of:=IF([Sheet1.G8]=&quot;&quot;;&quot;empty&quot;;[Sheet1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9]" office:value-type="string" office:string-value="MIB.i">
            <text:p>MIB.i</text:p>
          </table:table-cell>
          <table:table-cell table:formula="of:=IF([Sheet1.F9]=&quot;&quot;;&quot;empty&quot;;[Sheet1.F9])" office:value-type="string" office:string-value="https://www.bloomberg.com/quote/FTSEMIB:IND">
            <text:p>https://www.bloomberg.com/quote/FTSEMIB:IND</text:p>
          </table:table-cell>
          <table:table-cell table:style-name="ce3" table:formula="of:=IF([Sheet1.G9]=&quot;&quot;;&quot;empty&quot;;[Sheet1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0]" office:value-type="string" office:string-value="FTSE.i">
            <text:p>FTSE.i</text:p>
          </table:table-cell>
          <table:table-cell table:formula="of:=IF([Sheet1.F10]=&quot;&quot;;&quot;empty&quot;;[Sheet1.F10])" office:value-type="string" office:string-value="https://www.bloomberg.com/quote/UKX:IND">
            <text:p>https://www.bloomberg.com/quote/UKX:IND</text:p>
          </table:table-cell>
          <table:table-cell table:style-name="ce3" table:formula="of:=IF([Sheet1.G10]=&quot;&quot;;&quot;empty&quot;;[Sheet1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1]" office:value-type="string" office:string-value="FTSE.F">
            <text:p>FTSE.F</text:p>
          </table:table-cell>
          <table:table-cell table:formula="of:=IF([Sheet1.F11]=&quot;&quot;;&quot;empty&quot;;[Sheet1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Sheet1.G11]=&quot;&quot;;&quot;empty&quot;;[Sheet1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2]" office:value-type="string" office:string-value="STOXX600.i">
            <text:p>STOXX600.i</text:p>
          </table:table-cell>
          <table:table-cell table:formula="of:=IF([Sheet1.F12]=&quot;&quot;;&quot;empty&quot;;[Sheet1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Sheet1.G12]=&quot;&quot;;&quot;empty&quot;;[Sheet1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3]" office:value-type="string" office:string-value="STOXX600.F">
            <text:p>STOXX600.F</text:p>
          </table:table-cell>
          <table:table-cell table:formula="of:=IF([Sheet1.F13]=&quot;&quot;;&quot;empty&quot;;[Sheet1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Sheet1.G13]=&quot;&quot;;&quot;empty&quot;;[Sheet1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4]" office:value-type="string" office:string-value="STOXX50.i">
            <text:p>STOXX50.i</text:p>
          </table:table-cell>
          <table:table-cell table:formula="of:=IF([Sheet1.F14]=&quot;&quot;;&quot;empty&quot;;[Sheet1.F14])" office:value-type="string" office:string-value="https://www.bloomberg.com/quote/SX5E:IND">
            <text:p>https://www.bloomberg.com/quote/SX5E:IND</text:p>
          </table:table-cell>
          <table:table-cell table:style-name="ce3" table:formula="of:=IF([Sheet1.G14]=&quot;&quot;;&quot;empty&quot;;[Sheet1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5]" office:value-type="string" office:string-value="STOXX50.F">
            <text:p>STOXX50.F</text:p>
          </table:table-cell>
          <table:table-cell table:formula="of:=IF([Sheet1.F15]=&quot;&quot;;&quot;empty&quot;;[Sheet1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Sheet1.G15]=&quot;&quot;;&quot;empty&quot;;[Sheet1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6]" office:value-type="string" office:string-value="DAX.i">
            <text:p>DAX.i</text:p>
          </table:table-cell>
          <table:table-cell table:formula="of:=IF([Sheet1.F16]=&quot;&quot;;&quot;empty&quot;;[Sheet1.F16])" office:value-type="string" office:string-value="https://www.bloomberg.com/quote/DAX:IND">
            <text:p>https://www.bloomberg.com/quote/DAX:IND</text:p>
          </table:table-cell>
          <table:table-cell table:style-name="ce3" table:formula="of:=IF([Sheet1.G16]=&quot;&quot;;&quot;empty&quot;;[Sheet1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7]" office:value-type="string" office:string-value="DAX.F">
            <text:p>DAX.F</text:p>
          </table:table-cell>
          <table:table-cell table:formula="of:=IF([Sheet1.F17]=&quot;&quot;;&quot;empty&quot;;[Sheet1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Sheet1.G17]=&quot;&quot;;&quot;empty&quot;;[Sheet1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8]" office:value-type="string" office:string-value="RUSSEL.i">
            <text:p>RUSSEL.i</text:p>
          </table:table-cell>
          <table:table-cell table:formula="of:=IF([Sheet1.F18]=&quot;&quot;;&quot;empty&quot;;[Sheet1.F18])" office:value-type="string" office:string-value="https://www.bloomberg.com/quote/RTY:IND">
            <text:p>https://www.bloomberg.com/quote/RTY:IND</text:p>
          </table:table-cell>
          <table:table-cell table:style-name="ce3" table:formula="of:=IF([Sheet1.G18]=&quot;&quot;;&quot;empty&quot;;[Sheet1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9]" office:value-type="string" office:string-value="RUSSEL.F">
            <text:p>RUSSEL.F</text:p>
          </table:table-cell>
          <table:table-cell table:formula="of:=IF([Sheet1.F19]=&quot;&quot;;&quot;empty&quot;;[Sheet1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Sheet1.G19]=&quot;&quot;;&quot;empty&quot;;[Sheet1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0]" office:value-type="string" office:string-value="DJIA.i">
            <text:p>DJIA.i</text:p>
          </table:table-cell>
          <table:table-cell table:formula="of:=IF([Sheet1.F20]=&quot;&quot;;&quot;empty&quot;;[Sheet1.F20])" office:value-type="string" office:string-value="https://www.bloomberg.com/quote/INDU:IND">
            <text:p>https://www.bloomberg.com/quote/INDU:IND</text:p>
          </table:table-cell>
          <table:table-cell table:style-name="ce3" table:formula="of:=IF([Sheet1.G20]=&quot;&quot;;&quot;empty&quot;;[Sheet1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1]" office:value-type="string" office:string-value="DJIA.F">
            <text:p>DJIA.F</text:p>
          </table:table-cell>
          <table:table-cell table:formula="of:=IF([Sheet1.F21]=&quot;&quot;;&quot;empty&quot;;[Sheet1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Sheet1.G21]=&quot;&quot;;&quot;empty&quot;;[Sheet1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2]" office:value-type="string" office:string-value="NASDAQ.i">
            <text:p>NASDAQ.i</text:p>
          </table:table-cell>
          <table:table-cell table:formula="of:=IF([Sheet1.F22]=&quot;&quot;;&quot;empty&quot;;[Sheet1.F22])" office:value-type="string" office:string-value="https://www.bloomberg.com/quote/NDX:IND">
            <text:p>https://www.bloomberg.com/quote/NDX:IND</text:p>
          </table:table-cell>
          <table:table-cell table:style-name="ce3" table:formula="of:=IF([Sheet1.G22]=&quot;&quot;;&quot;empty&quot;;[Sheet1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23]" office:value-type="string" office:string-value="NASDAQ.F">
            <text:p>NASDAQ.F</text:p>
          </table:table-cell>
          <table:table-cell table:formula="of:=IF([Sheet1.F23]=&quot;&quot;;&quot;empty&quot;;[Sheet1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Sheet1.G23]=&quot;&quot;;&quot;empty&quot;;[Sheet1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4]" office:value-type="string" office:string-value="SPY.i">
            <text:p>SPY.i</text:p>
          </table:table-cell>
          <table:table-cell table:formula="of:=IF([Sheet1.F24]=&quot;&quot;;&quot;empty&quot;;[Sheet1.F24])" office:value-type="string" office:string-value="https://www.bloomberg.com/quote/SPY:US">
            <text:p>https://www.bloomberg.com/quote/SPY:US</text:p>
          </table:table-cell>
          <table:table-cell table:style-name="ce3" table:formula="of:=IF([Sheet1.G24]=&quot;&quot;;&quot;empty&quot;;[Sheet1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5]" office:value-type="string" office:string-value="SPX.i">
            <text:p>SPX.i</text:p>
          </table:table-cell>
          <table:table-cell table:formula="of:=IF([Sheet1.F25]=&quot;&quot;;&quot;empty&quot;;[Sheet1.F25])" office:value-type="string" office:string-value="https://www.bloomberg.com/quote/SPX:IND">
            <text:p>https://www.bloomberg.com/quote/SPX:IND</text:p>
          </table:table-cell>
          <table:table-cell table:style-name="ce3" table:formula="of:=IF([Sheet1.G25]=&quot;&quot;;&quot;empty&quot;;[Sheet1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6]" office:value-type="string" office:string-value="VIX.i">
            <text:p>VIX.i</text:p>
          </table:table-cell>
          <table:table-cell table:formula="of:=IF([Sheet1.F26]=&quot;&quot;;&quot;empty&quot;;[Sheet1.F26])" office:value-type="string" office:string-value="https://www.bloomberg.com/quote/VIX:IND">
            <text:p>https://www.bloomberg.com/quote/VIX:IND</text:p>
          </table:table-cell>
          <table:table-cell table:style-name="ce3" table:formula="of:=IF([Sheet1.G26]=&quot;&quot;;&quot;empty&quot;;[Sheet1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7]" office:value-type="string" office:string-value="VIX.F">
            <text:p>VIX.F</text:p>
          </table:table-cell>
          <table:table-cell table:formula="of:=IF([Sheet1.F27]=&quot;&quot;;&quot;empty&quot;;[Sheet1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Sheet1.G27]=&quot;&quot;;&quot;empty&quot;;[Sheet1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8]" office:value-type="string" office:string-value="ES.F">
            <text:p>ES.F</text:p>
          </table:table-cell>
          <table:table-cell table:formula="of:=IF([Sheet1.F28]=&quot;&quot;;&quot;empty&quot;;[Sheet1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Sheet1.G28]=&quot;&quot;;&quot;empty&quot;;[Sheet1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9]" office:value-type="string" office:string-value="EURODOLLAR.F">
            <text:p>EURODOLLAR.F</text:p>
          </table:table-cell>
          <table:table-cell table:formula="of:=IF([Sheet1.F29]=&quot;&quot;;&quot;empty&quot;;[Sheet1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Sheet1.G29]=&quot;&quot;;&quot;empty&quot;;[Sheet1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0]" office:value-type="string" office:string-value="US2.F">
            <text:p>US2.F</text:p>
          </table:table-cell>
          <table:table-cell table:formula="of:=IF([Sheet1.F30]=&quot;&quot;;&quot;empty&quot;;[Sheet1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Sheet1.G30]=&quot;&quot;;&quot;empty&quot;;[Sheet1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1]" office:value-type="string" office:string-value="US5.F">
            <text:p>US5.F</text:p>
          </table:table-cell>
          <table:table-cell table:formula="of:=IF([Sheet1.F31]=&quot;&quot;;&quot;empty&quot;;[Sheet1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Sheet1.G31]=&quot;&quot;;&quot;empty&quot;;[Sheet1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2]" office:value-type="string" office:string-value="US10.F">
            <text:p>US10.F</text:p>
          </table:table-cell>
          <table:table-cell table:formula="of:=IF([Sheet1.F32]=&quot;&quot;;&quot;empty&quot;;[Sheet1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Sheet1.G32]=&quot;&quot;;&quot;empty&quot;;[Sheet1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3]" office:value-type="string" office:string-value="US30.F">
            <text:p>US30.F</text:p>
          </table:table-cell>
          <table:table-cell table:formula="of:=IF([Sheet1.F33]=&quot;&quot;;&quot;empty&quot;;[Sheet1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Sheet1.G33]=&quot;&quot;;&quot;empty&quot;;[Sheet1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4]" office:value-type="string" office:string-value="GER2.F">
            <text:p>GER2.F</text:p>
          </table:table-cell>
          <table:table-cell table:formula="of:=IF([Sheet1.F34]=&quot;&quot;;&quot;empty&quot;;[Sheet1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Sheet1.G34]=&quot;&quot;;&quot;empty&quot;;[Sheet1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5]" office:value-type="string" office:string-value="GER5.F">
            <text:p>GER5.F</text:p>
          </table:table-cell>
          <table:table-cell table:formula="of:=IF([Sheet1.F35]=&quot;&quot;;&quot;empty&quot;;[Sheet1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Sheet1.G35]=&quot;&quot;;&quot;empty&quot;;[Sheet1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36]" office:value-type="string" office:string-value="GER10.F">
            <text:p>GER10.F</text:p>
          </table:table-cell>
          <table:table-cell table:formula="of:=IF([Sheet1.F36]=&quot;&quot;;&quot;empty&quot;;[Sheet1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Sheet1.G36]=&quot;&quot;;&quot;empty&quot;;[Sheet1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7]" office:value-type="string" office:string-value="JAP5.Y">
            <text:p>JAP5.Y</text:p>
          </table:table-cell>
          <table:table-cell table:formula="of:=IF([Sheet1.F37]=&quot;&quot;;&quot;empty&quot;;[Sheet1.F37])" office:value-type="string" office:string-value="https://www.bloomberg.com/quote/GJGB5:IND">
            <text:p>https://www.bloomberg.com/quote/GJGB5:IND</text:p>
          </table:table-cell>
          <table:table-cell table:style-name="ce3" table:formula="of:=IF([Sheet1.G37]=&quot;&quot;;&quot;empty&quot;;[Sheet1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8]" office:value-type="string" office:string-value="JAP10.Y">
            <text:p>JAP10.Y</text:p>
          </table:table-cell>
          <table:table-cell table:formula="of:=IF([Sheet1.F38]=&quot;&quot;;&quot;empty&quot;;[Sheet1.F38])" office:value-type="string" office:string-value="https://www.bloomberg.com/quote/GJGB10:IND">
            <text:p>https://www.bloomberg.com/quote/GJGB10:IND</text:p>
          </table:table-cell>
          <table:table-cell table:style-name="ce3" table:formula="of:=IF([Sheet1.G38]=&quot;&quot;;&quot;empty&quot;;[Sheet1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9]" office:value-type="string" office:string-value="UK5.Y">
            <text:p>UK5.Y</text:p>
          </table:table-cell>
          <table:table-cell table:formula="of:=IF([Sheet1.F39]=&quot;&quot;;&quot;empty&quot;;[Sheet1.F39])" office:value-type="string" office:string-value="https://www.bloomberg.com/quote/GUKG5:IND">
            <text:p>https://www.bloomberg.com/quote/GUKG5:IND</text:p>
          </table:table-cell>
          <table:table-cell table:style-name="ce3" table:formula="of:=IF([Sheet1.G39]=&quot;&quot;;&quot;empty&quot;;[Sheet1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0]" office:value-type="string" office:string-value="UK10.Y">
            <text:p>UK10.Y</text:p>
          </table:table-cell>
          <table:table-cell table:formula="of:=IF([Sheet1.F40]=&quot;&quot;;&quot;empty&quot;;[Sheet1.F40])" office:value-type="string" office:string-value="https://www.bloomberg.com/quote/GUKG10:IND">
            <text:p>https://www.bloomberg.com/quote/GUKG10:IND</text:p>
          </table:table-cell>
          <table:table-cell table:style-name="ce3" table:formula="of:=IF([Sheet1.G40]=&quot;&quot;;&quot;empty&quot;;[Sheet1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1]" office:value-type="string" office:string-value="ITA10.Y">
            <text:p>ITA10.Y</text:p>
          </table:table-cell>
          <table:table-cell table:formula="of:=IF([Sheet1.F41]=&quot;&quot;;&quot;empty&quot;;[Sheet1.F41])" office:value-type="string" office:string-value="https://www.bloomberg.com/quote/GBTPGR10:IND">
            <text:p>https://www.bloomberg.com/quote/GBTPGR10:IND</text:p>
          </table:table-cell>
          <table:table-cell table:style-name="ce3" table:formula="of:=IF([Sheet1.G41]=&quot;&quot;;&quot;empty&quot;;[Sheet1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2]" office:value-type="string" office:string-value="US.YC">
            <text:p>US.YC</text:p>
          </table:table-cell>
          <table:table-cell table:formula="of:=IF([Sheet1.F42]=&quot;&quot;;&quot;empty&quot;;[Sheet1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Sheet1.G42]=&quot;&quot;;&quot;empty&quot;;[Sheet1.G4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3]" office:value-type="string" office:string-value="JAP.YC">
            <text:p>JAP.YC</text:p>
          </table:table-cell>
          <table:table-cell table:formula="of:=IF([Sheet1.F43]=&quot;&quot;;&quot;empty&quot;;[Sheet1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Sheet1.G43]=&quot;&quot;;&quot;empty&quot;;[Sheet1.G4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4]" office:value-type="string" office:string-value="GER.YC">
            <text:p>GER.YC</text:p>
          </table:table-cell>
          <table:table-cell table:formula="of:=IF([Sheet1.F44]=&quot;&quot;;&quot;empty&quot;;[Sheet1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Sheet1.G44]=&quot;&quot;;&quot;empty&quot;;[Sheet1.G4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5]" office:value-type="string" office:string-value="UK.YC">
            <text:p>UK.YC</text:p>
          </table:table-cell>
          <table:table-cell table:formula="of:=IF([Sheet1.F45]=&quot;&quot;;&quot;empty&quot;;[Sheet1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Sheet1.G45]=&quot;&quot;;&quot;empty&quot;;[Sheet1.G4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6]" office:value-type="string" office:string-value="ITA.YC">
            <text:p>ITA.YC</text:p>
          </table:table-cell>
          <table:table-cell table:formula="of:=IF([Sheet1.F46]=&quot;&quot;;&quot;empty&quot;;[Sheet1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Sheet1.G46]=&quot;&quot;;&quot;empty&quot;;[Sheet1.G4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7]" office:value-type="string" office:string-value="FRA.YC">
            <text:p>FRA.YC</text:p>
          </table:table-cell>
          <table:table-cell table:formula="of:=IF([Sheet1.F47]=&quot;&quot;;&quot;empty&quot;;[Sheet1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Sheet1.G47]=&quot;&quot;;&quot;empty&quot;;[Sheet1.G4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8]" office:value-type="string" office:string-value="DOLLAR.i">
            <text:p>DOLLAR.i</text:p>
          </table:table-cell>
          <table:table-cell table:formula="of:=IF([Sheet1.F48]=&quot;&quot;;&quot;empty&quot;;[Sheet1.F48])" office:value-type="string" office:string-value="https://www.bloomberg.com/quote/DXY:CUR">
            <text:p>https://www.bloomberg.com/quote/DXY:CUR</text:p>
          </table:table-cell>
          <table:table-cell table:style-name="ce3" table:formula="of:=IF([Sheet1.G48]=&quot;&quot;;&quot;empty&quot;;[Sheet1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9]" office:value-type="string" office:string-value="EURUSD.S">
            <text:p>EURUSD.S</text:p>
          </table:table-cell>
          <table:table-cell table:formula="of:=IF([Sheet1.F49]=&quot;&quot;;&quot;empty&quot;;[Sheet1.F49])" office:value-type="string" office:string-value="https://www.bloomberg.com/quote/EURUSD:CUR">
            <text:p>https://www.bloomberg.com/quote/EURUSD:CUR</text:p>
          </table:table-cell>
          <table:table-cell table:style-name="ce3" table:formula="of:=IF([Sheet1.G49]=&quot;&quot;;&quot;empty&quot;;[Sheet1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0]" office:value-type="string" office:string-value="EURUSD.Fr">
            <text:p>EURUSD.Fr</text:p>
          </table:table-cell>
          <table:table-cell table:formula="of:=IF([Sheet1.F50]=&quot;&quot;;&quot;empty&quot;;[Sheet1.F50])" office:value-type="string" office:string-value="empty">
            <text:p>empty</text:p>
          </table:table-cell>
          <table:table-cell table:style-name="ce3" table:formula="of:=IF([Sheet1.G50]=&quot;&quot;;&quot;empty&quot;;[Sheet1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1]" office:value-type="string" office:string-value="GBPUSD.S">
            <text:p>GBPUSD.S</text:p>
          </table:table-cell>
          <table:table-cell table:formula="of:=IF([Sheet1.F51]=&quot;&quot;;&quot;empty&quot;;[Sheet1.F51])" office:value-type="string" office:string-value="https://www.bloomberg.com/quote/GBPUSD:CUR">
            <text:p>https://www.bloomberg.com/quote/GBPUSD:CUR</text:p>
          </table:table-cell>
          <table:table-cell table:style-name="ce3" table:formula="of:=IF([Sheet1.G51]=&quot;&quot;;&quot;empty&quot;;[Sheet1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2]" office:value-type="string" office:string-value="GBPUSD.Fr">
            <text:p>GBPUSD.Fr</text:p>
          </table:table-cell>
          <table:table-cell table:formula="of:=IF([Sheet1.F52]=&quot;&quot;;&quot;empty&quot;;[Sheet1.F52])" office:value-type="string" office:string-value="empty">
            <text:p>empty</text:p>
          </table:table-cell>
          <table:table-cell table:style-name="ce3" table:formula="of:=IF([Sheet1.G52]=&quot;&quot;;&quot;empty&quot;;[Sheet1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3]" office:value-type="string" office:string-value="AUDUSD.S">
            <text:p>AUDUSD.S</text:p>
          </table:table-cell>
          <table:table-cell table:formula="of:=IF([Sheet1.F53]=&quot;&quot;;&quot;empty&quot;;[Sheet1.F53])" office:value-type="string" office:string-value="https://www.bloomberg.com/quote/AUDUSD:CUR">
            <text:p>https://www.bloomberg.com/quote/AUDUSD:CUR</text:p>
          </table:table-cell>
          <table:table-cell table:style-name="ce3" table:formula="of:=IF([Sheet1.G53]=&quot;&quot;;&quot;empty&quot;;[Sheet1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4]" office:value-type="string" office:string-value="AUDUSD.Fr">
            <text:p>AUDUSD.Fr</text:p>
          </table:table-cell>
          <table:table-cell table:formula="of:=IF([Sheet1.F54]=&quot;&quot;;&quot;empty&quot;;[Sheet1.F54])" office:value-type="string" office:string-value="empty">
            <text:p>empty</text:p>
          </table:table-cell>
          <table:table-cell table:style-name="ce3" table:formula="of:=IF([Sheet1.G54]=&quot;&quot;;&quot;empty&quot;;[Sheet1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Sheet1.E55]" office:value-type="string" office:string-value="EURYEN.S">
            <text:p>EURYEN.S</text:p>
          </table:table-cell>
          <table:table-cell table:formula="of:=IF([Sheet1.F55]=&quot;&quot;;&quot;empty&quot;;[Sheet1.F55])" office:value-type="string" office:string-value="https://www.bloomberg.com/quote/EURJPY:CUR">
            <text:p>https://www.bloomberg.com/quote/EURJPY:CUR</text:p>
          </table:table-cell>
          <table:table-cell table:style-name="ce3" table:formula="of:=IF([Sheet1.G55]=&quot;&quot;;&quot;empty&quot;;[Sheet1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6]" office:value-type="string" office:string-value="EURYEN.Fr">
            <text:p>EURYEN.Fr</text:p>
          </table:table-cell>
          <table:table-cell table:formula="of:=IF([Sheet1.F56]=&quot;&quot;;&quot;empty&quot;;[Sheet1.F56])" office:value-type="string" office:string-value="empty">
            <text:p>empty</text:p>
          </table:table-cell>
          <table:table-cell table:style-name="ce3" table:formula="of:=IF([Sheet1.G56]=&quot;&quot;;&quot;empty&quot;;[Sheet1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7]" office:value-type="string" office:string-value="USDYEN.S">
            <text:p>USDYEN.S</text:p>
          </table:table-cell>
          <table:table-cell table:formula="of:=IF([Sheet1.F57]=&quot;&quot;;&quot;empty&quot;;[Sheet1.F57])" office:value-type="string" office:string-value="https://www.bloomberg.com/quote/USDJPY:CUR">
            <text:p>https://www.bloomberg.com/quote/USDJPY:CUR</text:p>
          </table:table-cell>
          <table:table-cell table:style-name="ce3" table:formula="of:=IF([Sheet1.G57]=&quot;&quot;;&quot;empty&quot;;[Sheet1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8]" office:value-type="string" office:string-value="USDYEN.Fr">
            <text:p>USDYEN.Fr</text:p>
          </table:table-cell>
          <table:table-cell table:formula="of:=IF([Sheet1.F58]=&quot;&quot;;&quot;empty&quot;;[Sheet1.F58])" office:value-type="string" office:string-value="empty">
            <text:p>empty</text:p>
          </table:table-cell>
          <table:table-cell table:style-name="ce3" table:formula="of:=IF([Sheet1.G58]=&quot;&quot;;&quot;empty&quot;;[Sheet1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9]" office:value-type="string" office:string-value="USDCHF.S">
            <text:p>USDCHF.S</text:p>
          </table:table-cell>
          <table:table-cell table:formula="of:=IF([Sheet1.F59]=&quot;&quot;;&quot;empty&quot;;[Sheet1.F59])" office:value-type="string" office:string-value="https://www.bloomberg.com/quote/USDCHF:CUR">
            <text:p>https://www.bloomberg.com/quote/USDCHF:CUR</text:p>
          </table:table-cell>
          <table:table-cell table:style-name="ce3" table:formula="of:=IF([Sheet1.G59]=&quot;&quot;;&quot;empty&quot;;[Sheet1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0]" office:value-type="string" office:string-value="USDCHF.Fr">
            <text:p>USDCHF.Fr</text:p>
          </table:table-cell>
          <table:table-cell table:formula="of:=IF([Sheet1.F60]=&quot;&quot;;&quot;empty&quot;;[Sheet1.F60])" office:value-type="string" office:string-value="empty">
            <text:p>empty</text:p>
          </table:table-cell>
          <table:table-cell table:style-name="ce3" table:formula="of:=IF([Sheet1.G60]=&quot;&quot;;&quot;empty&quot;;[Sheet1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1]" office:value-type="string" office:string-value="GOLD.S">
            <text:p>GOLD.S</text:p>
          </table:table-cell>
          <table:table-cell table:formula="of:=IF([Sheet1.F61]=&quot;&quot;;&quot;empty&quot;;[Sheet1.F61])" office:value-type="string" office:string-value="https://www.bloomberg.com/quote/XAUUSD:CUR">
            <text:p>https://www.bloomberg.com/quote/XAUUSD:CUR</text:p>
          </table:table-cell>
          <table:table-cell table:style-name="ce3" table:formula="of:=IF([Sheet1.G61]=&quot;&quot;;&quot;empty&quot;;[Sheet1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2]" office:value-type="string" office:string-value="GOLD.F">
            <text:p>GOLD.F</text:p>
          </table:table-cell>
          <table:table-cell table:formula="of:=IF([Sheet1.F62]=&quot;&quot;;&quot;empty&quot;;[Sheet1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Sheet1.G62]=&quot;&quot;;&quot;empty&quot;;[Sheet1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3]" office:value-type="string" office:string-value="SILVER.S">
            <text:p>SILVER.S</text:p>
          </table:table-cell>
          <table:table-cell table:formula="of:=IF([Sheet1.F63]=&quot;&quot;;&quot;empty&quot;;[Sheet1.F63])" office:value-type="string" office:string-value="https://www.bloomberg.com/quote/XAG:CUR">
            <text:p>https://www.bloomberg.com/quote/XAG:CUR</text:p>
          </table:table-cell>
          <table:table-cell table:style-name="ce3" table:formula="of:=IF([Sheet1.G63]=&quot;&quot;;&quot;empty&quot;;[Sheet1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4]" office:value-type="string" office:string-value="SILVER.F">
            <text:p>SILVER.F</text:p>
          </table:table-cell>
          <table:table-cell table:formula="of:=IF([Sheet1.F64]=&quot;&quot;;&quot;empty&quot;;[Sheet1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Sheet1.G64]=&quot;&quot;;&quot;empty&quot;;[Sheet1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5]" office:value-type="string" office:string-value="COPPER.F">
            <text:p>COPPER.F</text:p>
          </table:table-cell>
          <table:table-cell table:formula="of:=IF([Sheet1.F65]=&quot;&quot;;&quot;empty&quot;;[Sheet1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Sheet1.G65]=&quot;&quot;;&quot;empty&quot;;[Sheet1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Sheet1.E66]" office:value-type="string" office:string-value="CL.F">
            <text:p>CL.F</text:p>
          </table:table-cell>
          <table:table-cell table:formula="of:=IF([Sheet1.F66]=&quot;&quot;;&quot;empty&quot;;[Sheet1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Sheet1.G66]=&quot;&quot;;&quot;empty&quot;;[Sheet1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7]" office:value-type="string" office:string-value="WTI.F">
            <text:p>WTI.F</text:p>
          </table:table-cell>
          <table:table-cell table:formula="of:=IF([Sheet1.F67]=&quot;&quot;;&quot;empty&quot;;[Sheet1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Sheet1.G67]=&quot;&quot;;&quot;empty&quot;;[Sheet1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8]" office:value-type="string" office:string-value="BRENT.F">
            <text:p>BRENT.F</text:p>
          </table:table-cell>
          <table:table-cell table:formula="of:=IF([Sheet1.F68]=&quot;&quot;;&quot;empty&quot;;[Sheet1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Sheet1.G68]=&quot;&quot;;&quot;empty&quot;;[Sheet1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9]" office:value-type="string" office:string-value="NATURALGAS.F">
            <text:p>NATURALGAS.F</text:p>
          </table:table-cell>
          <table:table-cell table:formula="of:=IF([Sheet1.F69]=&quot;&quot;;&quot;empty&quot;;[Sheet1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Sheet1.G69]=&quot;&quot;;&quot;empty&quot;;[Sheet1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0]" office:value-type="string" office:string-value="CORN.F">
            <text:p>CORN.F</text:p>
          </table:table-cell>
          <table:table-cell table:formula="of:=IF([Sheet1.F70]=&quot;&quot;;&quot;empty&quot;;[Sheet1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Sheet1.G70]=&quot;&quot;;&quot;empty&quot;;[Sheet1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1]" office:value-type="string" office:string-value="SOYBEAN.F">
            <text:p>SOYBEAN.F</text:p>
          </table:table-cell>
          <table:table-cell table:formula="of:=IF([Sheet1.F71]=&quot;&quot;;&quot;empty&quot;;[Sheet1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Sheet1.G71]=&quot;&quot;;&quot;empty&quot;;[Sheet1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.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/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.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.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.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.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.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.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.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.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.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.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.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.Y</text:p>
          </table:table-cell>
          <table:table-cell table:style-name="ce6" office:value-type="string">
            <text:p>https://www.bloomberg.com/quote/GBTPGR10:IND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.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/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.S</text:p>
          </table:table-cell>
          <table:table-cell table:style-name="ce4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.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.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Sheet5" table:style-name="ta1" table:print="false">
        <table:table-column table:style-name="co16" table:number-columns-repeated="15" table:default-cell-style-name="ce19"/>
        <table:table-column table:style-name="co7" table:number-columns-repeated="1009" table:default-cell-style-name="ce19"/>
        <table:table-row table:style-name="ro1">
          <table:table-cell table:number-matrix-columns-spanned="49" table:number-matrix-rows-spanned="5" table:formula="of:=TRANSPOSE([CSV1.D1:.K49])" office:value-type="string" office:string-value="FTSE.F">
            <text:p>FTSE.F</text:p>
          </table:table-cell>
          <table:table-cell office:value-type="string" office:string-value="FTSE.i">
            <text:p>FTSE.i</text:p>
          </table:table-cell>
          <table:table-cell office:value-type="string" office:string-value="MIB.i">
            <text:p>MIB.i</text:p>
          </table:table-cell>
          <table:table-cell office:value-type="string" office:string-value="CAC.i">
            <text:p>CAC.i</text:p>
          </table:table-cell>
          <table:table-cell office:value-type="float" office:value="0">
            <text:p/>
          </table:table-cell>
          <table:table-cell office:value-type="string" office:string-value="HANGSENG.F">
            <text:p>HANGSENG.F</text:p>
          </table:table-cell>
          <table:table-cell office:value-type="string" office:string-value="HANGSENG.i">
            <text:p>HANGSENG.i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string" office:string-value="GOLD.S">
            <text:p>GOLD.S</text:p>
          </table:table-cell>
          <table:table-cell office:value-type="string" office:string-value="GOLD.F">
            <text:p>GOLD.F</text:p>
          </table:table-cell>
          <table:table-cell office:value-type="string" office:string-value="COPPER.F">
            <text:p>COPPER.F</text:p>
          </table:table-cell>
          <table:table-cell office:value-type="string" office:string-value="SILVER.S">
            <text:p>SILVER.S</text:p>
          </table:table-cell>
          <table:table-cell office:value-type="string" office:string-value="SILVER.F">
            <text:p>SILVER.F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string" office:string-value="CL.F">
            <text:p>CL.F</text:p>
          </table:table-cell>
          <table:table-cell office:value-type="string" office:string-value="WTI.F">
            <text:p>WTI.F</text:p>
          </table:table-cell>
          <table:table-cell office:value-type="string" office:string-value="BRENT.F">
            <text:p>BRENT.F</text:p>
          </table:table-cell>
          <table:table-cell office:value-type="string" office:string-value="NATURALGAS.F">
            <text:p>NATURALGAS.F</text:p>
          </table:table-cell>
          <table:table-cell office:value-type="float" office:value="0">
            <text:p/>
          </table:table-cell>
          <table:table-cell office:value-type="string" office:string-value="CORN.F">
            <text:p>CORN.F</text:p>
          </table:table-cell>
          <table:table-cell office:value-type="string" office:string-value="SOYBEAN.F">
            <text:p>SOYBEAN.F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string" office:string-value="DOLLAR.i">
            <text:p>DOLLAR.i</text:p>
          </table:table-cell>
          <table:table-cell office:value-type="string" office:string-value="EURUSD.S">
            <text:p>EURUSD.S</text:p>
          </table:table-cell>
          <table:table-cell office:value-type="string" office:string-value="EURUSD.Fr">
            <text:p>EURUSD.Fr</text:p>
          </table:table-cell>
          <table:table-cell office:value-type="string" office:string-value="GBPUSD.S">
            <text:p>GBPUSD.S</text:p>
          </table:table-cell>
          <table:table-cell office:value-type="string" office:string-value="GBPUSD.Fr">
            <text:p>GBPUSD.Fr</text:p>
          </table:table-cell>
          <table:table-cell office:value-type="string" office:string-value="AUDUSD.S">
            <text:p>AUDUSD.S</text:p>
          </table:table-cell>
          <table:table-cell office:value-type="string" office:string-value="AUDUSD.Fr">
            <text:p>AUDUSD.F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string" office:string-value="EURYEN.S">
            <text:p>EURYEN.S</text:p>
          </table:table-cell>
          <table:table-cell office:value-type="string" office:string-value="EURYEN.Fr">
            <text:p>EURYEN.Fr</text:p>
          </table:table-cell>
          <table:table-cell office:value-type="float" office:value="0">
            <text:p/>
          </table:table-cell>
          <table:table-cell office:value-type="string" office:string-value="USDYEN.S">
            <text:p>USDYEN.S</text:p>
          </table:table-cell>
          <table:table-cell office:value-type="string" office:string-value="USDYEN.Fr">
            <text:p>USDYEN.Fr</text:p>
          </table:table-cell>
          <table:table-cell office:value-type="string" office:string-value="USDCHF.S">
            <text:p>USDCHF.S</text:p>
          </table:table-cell>
          <table:table-cell office:value-type="string" office:string-value="USDCHF.Fr">
            <text:p>USDCHF.F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formula="of:=IF([CSV1.D36]=&quot;&quot;;&quot;&quot;;[CSV1.D36])">
            <text:p/>
          </table:table-cell>
          <table:table-cell table:formula="of:=IF([CSV1.G36]=&quot;&quot;;&quot;&quot;;[CSV1.G36])">
            <text:p/>
          </table:table-cell>
          <table:table-cell table:formula="of:=IF([CSV1.I36]=&quot;&quot;;&quot;&quot;;[CSV1.I36])">
            <text:p/>
          </table:table-cell>
          <table:table-cell table:formula="of:=IF([CSV1.J36]=&quot;&quot;;&quot;&quot;;[CSV1.J36])">
            <text:p/>
          </table:table-cell>
          <table:table-cell table:formula="of:=IF([CSV1.K36]=&quot;&quot;;&quot;&quot;;[CSV1.K36])">
            <text:p/>
          </table:table-cell>
          <table:table-cell table:formula="of:=IF([CSV1.L36]=&quot;&quot;;&quot;&quot;;[CSV1.L36])">
            <text:p/>
          </table:table-cell>
          <table:table-cell table:formula="of:=IF([CSV1.M36]=&quot;&quot;;&quot;&quot;;[CSV1.M36])">
            <text:p/>
          </table:table-cell>
          <table:table-cell table:formula="of:=IF([CSV1.N36]=&quot;&quot;;&quot;&quot;;[CSV1.N36])">
            <text:p/>
          </table:table-cell>
          <table:table-cell table:number-columns-repeated="1016"/>
        </table:table-row>
        <table:table-row table:style-name="ro1">
          <table:table-cell table:formula="of:=IF([CSV1.D37]=&quot;&quot;;&quot;&quot;;[CSV1.D37])">
            <text:p/>
          </table:table-cell>
          <table:table-cell table:formula="of:=IF([CSV1.G37]=&quot;&quot;;&quot;&quot;;[CSV1.G37])">
            <text:p/>
          </table:table-cell>
          <table:table-cell table:formula="of:=IF([CSV1.I37]=&quot;&quot;;&quot;&quot;;[CSV1.I37])">
            <text:p/>
          </table:table-cell>
          <table:table-cell table:formula="of:=IF([CSV1.J37]=&quot;&quot;;&quot;&quot;;[CSV1.J37])">
            <text:p/>
          </table:table-cell>
          <table:table-cell table:formula="of:=IF([CSV1.K37]=&quot;&quot;;&quot;&quot;;[CSV1.K37])">
            <text:p/>
          </table:table-cell>
          <table:table-cell table:formula="of:=IF([CSV1.L37]=&quot;&quot;;&quot;&quot;;[CSV1.L37])">
            <text:p/>
          </table:table-cell>
          <table:table-cell table:formula="of:=IF([CSV1.M37]=&quot;&quot;;&quot;&quot;;[CSV1.M37])">
            <text:p/>
          </table:table-cell>
          <table:table-cell table:formula="of:=IF([CSV1.N37]=&quot;&quot;;&quot;&quot;;[CSV1.N37])">
            <text:p/>
          </table:table-cell>
          <table:table-cell table:number-columns-repeated="1016"/>
        </table:table-row>
        <table:table-row table:style-name="ro1">
          <table:table-cell table:formula="of:=IF([CSV1.D38]=&quot;&quot;;&quot;&quot;;[CSV1.D38])">
            <text:p/>
          </table:table-cell>
          <table:table-cell table:formula="of:=IF([CSV1.G38]=&quot;&quot;;&quot;&quot;;[CSV1.G38])">
            <text:p/>
          </table:table-cell>
          <table:table-cell table:formula="of:=IF([CSV1.I38]=&quot;&quot;;&quot;&quot;;[CSV1.I38])">
            <text:p/>
          </table:table-cell>
          <table:table-cell table:formula="of:=IF([CSV1.J38]=&quot;&quot;;&quot;&quot;;[CSV1.J38])">
            <text:p/>
          </table:table-cell>
          <table:table-cell table:formula="of:=IF([CSV1.K38]=&quot;&quot;;&quot;&quot;;[CSV1.K38])">
            <text:p/>
          </table:table-cell>
          <table:table-cell table:formula="of:=IF([CSV1.L38]=&quot;&quot;;&quot;&quot;;[CSV1.L38])">
            <text:p/>
          </table:table-cell>
          <table:table-cell table:formula="of:=IF([CSV1.M38]=&quot;&quot;;&quot;&quot;;[CSV1.M38])">
            <text:p/>
          </table:table-cell>
          <table:table-cell table:formula="of:=IF([CSV1.N38]=&quot;&quot;;&quot;&quot;;[CSV1.N38])">
            <text:p/>
          </table:table-cell>
          <table:table-cell table:number-columns-repeated="1016"/>
        </table:table-row>
        <table:table-row table:style-name="ro1">
          <table:table-cell table:formula="of:=IF([CSV1.D39]=&quot;&quot;;&quot;&quot;;[CSV1.D39])">
            <text:p/>
          </table:table-cell>
          <table:table-cell table:formula="of:=IF([CSV1.G39]=&quot;&quot;;&quot;&quot;;[CSV1.G39])">
            <text:p/>
          </table:table-cell>
          <table:table-cell table:formula="of:=IF([CSV1.I39]=&quot;&quot;;&quot;&quot;;[CSV1.I39])">
            <text:p/>
          </table:table-cell>
          <table:table-cell table:formula="of:=IF([CSV1.J39]=&quot;&quot;;&quot;&quot;;[CSV1.J39])">
            <text:p/>
          </table:table-cell>
          <table:table-cell table:formula="of:=IF([CSV1.K39]=&quot;&quot;;&quot;&quot;;[CSV1.K39])">
            <text:p/>
          </table:table-cell>
          <table:table-cell table:formula="of:=IF([CSV1.L39]=&quot;&quot;;&quot;&quot;;[CSV1.L39])">
            <text:p/>
          </table:table-cell>
          <table:table-cell table:formula="of:=IF([CSV1.M39]=&quot;&quot;;&quot;&quot;;[CSV1.M39])">
            <text:p/>
          </table:table-cell>
          <table:table-cell table:formula="of:=IF([CSV1.N39]=&quot;&quot;;&quot;&quot;;[CSV1.N39])">
            <text:p/>
          </table:table-cell>
          <table:table-cell table:number-columns-repeated="1016"/>
        </table:table-row>
        <table:table-row table:style-name="ro1">
          <table:table-cell table:formula="of:=IF([CSV1.D40]=&quot;&quot;;&quot;&quot;;[CSV1.D40])">
            <text:p/>
          </table:table-cell>
          <table:table-cell table:formula="of:=IF([CSV1.G40]=&quot;&quot;;&quot;&quot;;[CSV1.G40])">
            <text:p/>
          </table:table-cell>
          <table:table-cell table:formula="of:=IF([CSV1.I40]=&quot;&quot;;&quot;&quot;;[CSV1.I40])">
            <text:p/>
          </table:table-cell>
          <table:table-cell table:formula="of:=IF([CSV1.J40]=&quot;&quot;;&quot;&quot;;[CSV1.J40])">
            <text:p/>
          </table:table-cell>
          <table:table-cell table:formula="of:=IF([CSV1.K40]=&quot;&quot;;&quot;&quot;;[CSV1.K40])">
            <text:p/>
          </table:table-cell>
          <table:table-cell table:formula="of:=IF([CSV1.L40]=&quot;&quot;;&quot;&quot;;[CSV1.L40])">
            <text:p/>
          </table:table-cell>
          <table:table-cell table:formula="of:=IF([CSV1.M40]=&quot;&quot;;&quot;&quot;;[CSV1.M40])">
            <text:p/>
          </table:table-cell>
          <table:table-cell table:formula="of:=IF([CSV1.N40]=&quot;&quot;;&quot;&quot;;[CSV1.N40])">
            <text:p/>
          </table:table-cell>
          <table:table-cell table:number-columns-repeated="1016"/>
        </table:table-row>
        <table:table-row table:style-name="ro1">
          <table:table-cell table:formula="of:=IF([CSV1.D41]=&quot;&quot;;&quot;&quot;;[CSV1.D41])">
            <text:p/>
          </table:table-cell>
          <table:table-cell table:formula="of:=IF([CSV1.G41]=&quot;&quot;;&quot;&quot;;[CSV1.G41])">
            <text:p/>
          </table:table-cell>
          <table:table-cell table:formula="of:=IF([CSV1.I41]=&quot;&quot;;&quot;&quot;;[CSV1.I41])">
            <text:p/>
          </table:table-cell>
          <table:table-cell table:formula="of:=IF([CSV1.J41]=&quot;&quot;;&quot;&quot;;[CSV1.J41])">
            <text:p/>
          </table:table-cell>
          <table:table-cell table:formula="of:=IF([CSV1.K41]=&quot;&quot;;&quot;&quot;;[CSV1.K41])">
            <text:p/>
          </table:table-cell>
          <table:table-cell table:formula="of:=IF([CSV1.L41]=&quot;&quot;;&quot;&quot;;[CSV1.L41])">
            <text:p/>
          </table:table-cell>
          <table:table-cell table:formula="of:=IF([CSV1.M41]=&quot;&quot;;&quot;&quot;;[CSV1.M41])">
            <text:p/>
          </table:table-cell>
          <table:table-cell table:formula="of:=IF([CSV1.N41]=&quot;&quot;;&quot;&quot;;[CSV1.N41])">
            <text:p/>
          </table:table-cell>
          <table:table-cell table:number-columns-repeated="1016"/>
        </table:table-row>
        <table:table-row table:style-name="ro1">
          <table:table-cell table:formula="of:=IF([CSV1.D42]=&quot;&quot;;&quot;&quot;;[CSV1.D42])">
            <text:p/>
          </table:table-cell>
          <table:table-cell table:formula="of:=IF([CSV1.G42]=&quot;&quot;;&quot;&quot;;[CSV1.G42])">
            <text:p/>
          </table:table-cell>
          <table:table-cell table:formula="of:=IF([CSV1.I42]=&quot;&quot;;&quot;&quot;;[CSV1.I42])">
            <text:p/>
          </table:table-cell>
          <table:table-cell table:formula="of:=IF([CSV1.J42]=&quot;&quot;;&quot;&quot;;[CSV1.J42])">
            <text:p/>
          </table:table-cell>
          <table:table-cell table:formula="of:=IF([CSV1.K42]=&quot;&quot;;&quot;&quot;;[CSV1.K42])">
            <text:p/>
          </table:table-cell>
          <table:table-cell table:formula="of:=IF([CSV1.L42]=&quot;&quot;;&quot;&quot;;[CSV1.L42])">
            <text:p/>
          </table:table-cell>
          <table:table-cell table:formula="of:=IF([CSV1.M42]=&quot;&quot;;&quot;&quot;;[CSV1.M42])">
            <text:p/>
          </table:table-cell>
          <table:table-cell table:formula="of:=IF([CSV1.N42]=&quot;&quot;;&quot;&quot;;[CSV1.N42])">
            <text:p/>
          </table:table-cell>
          <table:table-cell table:number-columns-repeated="1016"/>
        </table:table-row>
        <table:table-row table:style-name="ro1">
          <table:table-cell table:formula="of:=IF([CSV1.D43]=&quot;&quot;;&quot;&quot;;[CSV1.D43])">
            <text:p/>
          </table:table-cell>
          <table:table-cell table:formula="of:=IF([CSV1.G43]=&quot;&quot;;&quot;&quot;;[CSV1.G43])">
            <text:p/>
          </table:table-cell>
          <table:table-cell table:formula="of:=IF([CSV1.I43]=&quot;&quot;;&quot;&quot;;[CSV1.I43])">
            <text:p/>
          </table:table-cell>
          <table:table-cell table:formula="of:=IF([CSV1.J43]=&quot;&quot;;&quot;&quot;;[CSV1.J43])">
            <text:p/>
          </table:table-cell>
          <table:table-cell table:formula="of:=IF([CSV1.K43]=&quot;&quot;;&quot;&quot;;[CSV1.K43])">
            <text:p/>
          </table:table-cell>
          <table:table-cell table:formula="of:=IF([CSV1.L43]=&quot;&quot;;&quot;&quot;;[CSV1.L43])">
            <text:p/>
          </table:table-cell>
          <table:table-cell table:formula="of:=IF([CSV1.M43]=&quot;&quot;;&quot;&quot;;[CSV1.M43])">
            <text:p/>
          </table:table-cell>
          <table:table-cell table:formula="of:=IF([CSV1.N43]=&quot;&quot;;&quot;&quot;;[CSV1.N43])">
            <text:p/>
          </table:table-cell>
          <table:table-cell table:number-columns-repeated="1016"/>
        </table:table-row>
        <table:table-row table:style-name="ro1">
          <table:table-cell table:formula="of:=IF([CSV1.D44]=&quot;&quot;;&quot;&quot;;[CSV1.D44])">
            <text:p/>
          </table:table-cell>
          <table:table-cell table:formula="of:=IF([CSV1.G44]=&quot;&quot;;&quot;&quot;;[CSV1.G44])">
            <text:p/>
          </table:table-cell>
          <table:table-cell table:formula="of:=IF([CSV1.I44]=&quot;&quot;;&quot;&quot;;[CSV1.I44])">
            <text:p/>
          </table:table-cell>
          <table:table-cell table:formula="of:=IF([CSV1.J44]=&quot;&quot;;&quot;&quot;;[CSV1.J44])">
            <text:p/>
          </table:table-cell>
          <table:table-cell table:formula="of:=IF([CSV1.K44]=&quot;&quot;;&quot;&quot;;[CSV1.K44])">
            <text:p/>
          </table:table-cell>
          <table:table-cell table:formula="of:=IF([CSV1.L44]=&quot;&quot;;&quot;&quot;;[CSV1.L44])">
            <text:p/>
          </table:table-cell>
          <table:table-cell table:formula="of:=IF([CSV1.M44]=&quot;&quot;;&quot;&quot;;[CSV1.M44])">
            <text:p/>
          </table:table-cell>
          <table:table-cell table:formula="of:=IF([CSV1.N44]=&quot;&quot;;&quot;&quot;;[CSV1.N44])">
            <text:p/>
          </table:table-cell>
          <table:table-cell table:number-columns-repeated="1016"/>
        </table:table-row>
        <table:table-row table:style-name="ro1">
          <table:table-cell table:formula="of:=IF([CSV1.D45]=&quot;&quot;;&quot;&quot;;[CSV1.D45])">
            <text:p/>
          </table:table-cell>
          <table:table-cell table:formula="of:=IF([CSV1.G45]=&quot;&quot;;&quot;&quot;;[CSV1.G45])">
            <text:p/>
          </table:table-cell>
          <table:table-cell table:formula="of:=IF([CSV1.I45]=&quot;&quot;;&quot;&quot;;[CSV1.I45])">
            <text:p/>
          </table:table-cell>
          <table:table-cell table:formula="of:=IF([CSV1.J45]=&quot;&quot;;&quot;&quot;;[CSV1.J45])">
            <text:p/>
          </table:table-cell>
          <table:table-cell table:formula="of:=IF([CSV1.K45]=&quot;&quot;;&quot;&quot;;[CSV1.K45])">
            <text:p/>
          </table:table-cell>
          <table:table-cell table:formula="of:=IF([CSV1.L45]=&quot;&quot;;&quot;&quot;;[CSV1.L45])">
            <text:p/>
          </table:table-cell>
          <table:table-cell table:formula="of:=IF([CSV1.M45]=&quot;&quot;;&quot;&quot;;[CSV1.M45])">
            <text:p/>
          </table:table-cell>
          <table:table-cell table:formula="of:=IF([CSV1.N45]=&quot;&quot;;&quot;&quot;;[CSV1.N45])">
            <text:p/>
          </table:table-cell>
          <table:table-cell table:number-columns-repeated="1016"/>
        </table:table-row>
        <table:table-row table:style-name="ro1">
          <table:table-cell table:formula="of:=IF([CSV1.D46]=&quot;&quot;;&quot;&quot;;[CSV1.D46])">
            <text:p/>
          </table:table-cell>
          <table:table-cell table:formula="of:=IF([CSV1.G46]=&quot;&quot;;&quot;&quot;;[CSV1.G46])">
            <text:p/>
          </table:table-cell>
          <table:table-cell table:formula="of:=IF([CSV1.I46]=&quot;&quot;;&quot;&quot;;[CSV1.I46])">
            <text:p/>
          </table:table-cell>
          <table:table-cell table:formula="of:=IF([CSV1.J46]=&quot;&quot;;&quot;&quot;;[CSV1.J46])">
            <text:p/>
          </table:table-cell>
          <table:table-cell table:formula="of:=IF([CSV1.K46]=&quot;&quot;;&quot;&quot;;[CSV1.K46])">
            <text:p/>
          </table:table-cell>
          <table:table-cell table:formula="of:=IF([CSV1.L46]=&quot;&quot;;&quot;&quot;;[CSV1.L46])">
            <text:p/>
          </table:table-cell>
          <table:table-cell table:formula="of:=IF([CSV1.M46]=&quot;&quot;;&quot;&quot;;[CSV1.M46])">
            <text:p/>
          </table:table-cell>
          <table:table-cell table:formula="of:=IF([CSV1.N46]=&quot;&quot;;&quot;&quot;;[CSV1.N46])">
            <text:p/>
          </table:table-cell>
          <table:table-cell table:number-columns-repeated="1016"/>
        </table:table-row>
        <table:table-row table:style-name="ro1">
          <table:table-cell table:formula="of:=IF([CSV1.D47]=&quot;&quot;;&quot;&quot;;[CSV1.D47])">
            <text:p/>
          </table:table-cell>
          <table:table-cell table:formula="of:=IF([CSV1.G47]=&quot;&quot;;&quot;&quot;;[CSV1.G47])">
            <text:p/>
          </table:table-cell>
          <table:table-cell table:formula="of:=IF([CSV1.I47]=&quot;&quot;;&quot;&quot;;[CSV1.I47])">
            <text:p/>
          </table:table-cell>
          <table:table-cell table:formula="of:=IF([CSV1.J47]=&quot;&quot;;&quot;&quot;;[CSV1.J47])">
            <text:p/>
          </table:table-cell>
          <table:table-cell table:formula="of:=IF([CSV1.K47]=&quot;&quot;;&quot;&quot;;[CSV1.K47])">
            <text:p/>
          </table:table-cell>
          <table:table-cell table:formula="of:=IF([CSV1.L47]=&quot;&quot;;&quot;&quot;;[CSV1.L47])">
            <text:p/>
          </table:table-cell>
          <table:table-cell table:formula="of:=IF([CSV1.M47]=&quot;&quot;;&quot;&quot;;[CSV1.M47])">
            <text:p/>
          </table:table-cell>
          <table:table-cell table:formula="of:=IF([CSV1.N47]=&quot;&quot;;&quot;&quot;;[CSV1.N47])">
            <text:p/>
          </table:table-cell>
          <table:table-cell table:number-columns-repeated="1016"/>
        </table:table-row>
        <table:table-row table:style-name="ro1">
          <table:table-cell table:formula="of:=IF([CSV1.D48]=&quot;&quot;;&quot;&quot;;[CSV1.D48])">
            <text:p/>
          </table:table-cell>
          <table:table-cell table:formula="of:=IF([CSV1.G48]=&quot;&quot;;&quot;&quot;;[CSV1.G48])">
            <text:p/>
          </table:table-cell>
          <table:table-cell table:formula="of:=IF([CSV1.I48]=&quot;&quot;;&quot;&quot;;[CSV1.I48])">
            <text:p/>
          </table:table-cell>
          <table:table-cell table:formula="of:=IF([CSV1.J48]=&quot;&quot;;&quot;&quot;;[CSV1.J48])">
            <text:p/>
          </table:table-cell>
          <table:table-cell table:formula="of:=IF([CSV1.K48]=&quot;&quot;;&quot;&quot;;[CSV1.K48])">
            <text:p/>
          </table:table-cell>
          <table:table-cell table:formula="of:=IF([CSV1.L48]=&quot;&quot;;&quot;&quot;;[CSV1.L48])">
            <text:p/>
          </table:table-cell>
          <table:table-cell table:formula="of:=IF([CSV1.M48]=&quot;&quot;;&quot;&quot;;[CSV1.M48])">
            <text:p/>
          </table:table-cell>
          <table:table-cell table:formula="of:=IF([CSV1.N48]=&quot;&quot;;&quot;&quot;;[CSV1.N48])">
            <text:p/>
          </table:table-cell>
          <table:table-cell table:number-columns-repeated="1016"/>
        </table:table-row>
        <table:table-row table:style-name="ro1">
          <table:table-cell table:formula="of:=IF([CSV1.D49]=&quot;&quot;;&quot;&quot;;[CSV1.D49])">
            <text:p/>
          </table:table-cell>
          <table:table-cell table:formula="of:=IF([CSV1.G49]=&quot;&quot;;&quot;&quot;;[CSV1.G49])">
            <text:p/>
          </table:table-cell>
          <table:table-cell table:formula="of:=IF([CSV1.I49]=&quot;&quot;;&quot;&quot;;[CSV1.I49])">
            <text:p/>
          </table:table-cell>
          <table:table-cell table:formula="of:=IF([CSV1.J49]=&quot;&quot;;&quot;&quot;;[CSV1.J49])">
            <text:p/>
          </table:table-cell>
          <table:table-cell table:formula="of:=IF([CSV1.K49]=&quot;&quot;;&quot;&quot;;[CSV1.K49])">
            <text:p/>
          </table:table-cell>
          <table:table-cell table:formula="of:=IF([CSV1.L49]=&quot;&quot;;&quot;&quot;;[CSV1.L49])">
            <text:p/>
          </table:table-cell>
          <table:table-cell table:formula="of:=IF([CSV1.M49]=&quot;&quot;;&quot;&quot;;[CSV1.M49])">
            <text:p/>
          </table:table-cell>
          <table:table-cell table:formula="of:=IF([CSV1.N49]=&quot;&quot;;&quot;&quot;;[CSV1.N49])">
            <text:p/>
          </table:table-cell>
          <table:table-cell table:number-columns-repeated="1016"/>
        </table:table-row>
        <table:table-row table:style-name="ro1">
          <table:table-cell table:formula="of:=IF([CSV1.D50]=&quot;&quot;;&quot;&quot;;[CSV1.D50])">
            <text:p/>
          </table:table-cell>
          <table:table-cell table:formula="of:=IF([CSV1.G50]=&quot;&quot;;&quot;&quot;;[CSV1.G50])">
            <text:p/>
          </table:table-cell>
          <table:table-cell table:formula="of:=IF([CSV1.I50]=&quot;&quot;;&quot;&quot;;[CSV1.I50])">
            <text:p/>
          </table:table-cell>
          <table:table-cell table:formula="of:=IF([CSV1.J50]=&quot;&quot;;&quot;&quot;;[CSV1.J50])">
            <text:p/>
          </table:table-cell>
          <table:table-cell table:formula="of:=IF([CSV1.K50]=&quot;&quot;;&quot;&quot;;[CSV1.K50])">
            <text:p/>
          </table:table-cell>
          <table:table-cell table:formula="of:=IF([CSV1.L50]=&quot;&quot;;&quot;&quot;;[CSV1.L50])">
            <text:p/>
          </table:table-cell>
          <table:table-cell table:formula="of:=IF([CSV1.M50]=&quot;&quot;;&quot;&quot;;[CSV1.M50])">
            <text:p/>
          </table:table-cell>
          <table:table-cell table:formula="of:=IF([CSV1.N50]=&quot;&quot;;&quot;&quot;;[CSV1.N50])">
            <text:p/>
          </table:table-cell>
          <table:table-cell table:number-columns-repeated="1016"/>
        </table:table-row>
        <table:table-row table:style-name="ro1">
          <table:table-cell table:formula="of:=IF([CSV1.D51]=&quot;&quot;;&quot;&quot;;[CSV1.D51])">
            <text:p/>
          </table:table-cell>
          <table:table-cell table:formula="of:=IF([CSV1.G51]=&quot;&quot;;&quot;&quot;;[CSV1.G51])">
            <text:p/>
          </table:table-cell>
          <table:table-cell table:formula="of:=IF([CSV1.I51]=&quot;&quot;;&quot;&quot;;[CSV1.I51])">
            <text:p/>
          </table:table-cell>
          <table:table-cell table:formula="of:=IF([CSV1.J51]=&quot;&quot;;&quot;&quot;;[CSV1.J51])">
            <text:p/>
          </table:table-cell>
          <table:table-cell table:formula="of:=IF([CSV1.K51]=&quot;&quot;;&quot;&quot;;[CSV1.K51])">
            <text:p/>
          </table:table-cell>
          <table:table-cell table:formula="of:=IF([CSV1.L51]=&quot;&quot;;&quot;&quot;;[CSV1.L51])">
            <text:p/>
          </table:table-cell>
          <table:table-cell table:formula="of:=IF([CSV1.M51]=&quot;&quot;;&quot;&quot;;[CSV1.M51])">
            <text:p/>
          </table:table-cell>
          <table:table-cell table:formula="of:=IF([CSV1.N51]=&quot;&quot;;&quot;&quot;;[CSV1.N51])">
            <text:p/>
          </table:table-cell>
          <table:table-cell table:number-columns-repeated="1016"/>
        </table:table-row>
        <table:table-row table:style-name="ro1">
          <table:table-cell table:formula="of:=IF([CSV1.D52]=&quot;&quot;;&quot;&quot;;[CSV1.D52])">
            <text:p/>
          </table:table-cell>
          <table:table-cell table:formula="of:=IF([CSV1.G52]=&quot;&quot;;&quot;&quot;;[CSV1.G52])">
            <text:p/>
          </table:table-cell>
          <table:table-cell table:formula="of:=IF([CSV1.I52]=&quot;&quot;;&quot;&quot;;[CSV1.I52])">
            <text:p/>
          </table:table-cell>
          <table:table-cell table:formula="of:=IF([CSV1.J52]=&quot;&quot;;&quot;&quot;;[CSV1.J52])">
            <text:p/>
          </table:table-cell>
          <table:table-cell table:formula="of:=IF([CSV1.K52]=&quot;&quot;;&quot;&quot;;[CSV1.K52])">
            <text:p/>
          </table:table-cell>
          <table:table-cell table:formula="of:=IF([CSV1.L52]=&quot;&quot;;&quot;&quot;;[CSV1.L52])">
            <text:p/>
          </table:table-cell>
          <table:table-cell table:formula="of:=IF([CSV1.M52]=&quot;&quot;;&quot;&quot;;[CSV1.M52])">
            <text:p/>
          </table:table-cell>
          <table:table-cell table:formula="of:=IF([CSV1.N52]=&quot;&quot;;&quot;&quot;;[CSV1.N52])">
            <text:p/>
          </table:table-cell>
          <table:table-cell table:number-columns-repeated="1016"/>
        </table:table-row>
        <table:table-row table:style-name="ro1">
          <table:table-cell table:formula="of:=IF([CSV1.D53]=&quot;&quot;;&quot;&quot;;[CSV1.D53])">
            <text:p/>
          </table:table-cell>
          <table:table-cell table:formula="of:=IF([CSV1.G53]=&quot;&quot;;&quot;&quot;;[CSV1.G53])">
            <text:p/>
          </table:table-cell>
          <table:table-cell table:formula="of:=IF([CSV1.I53]=&quot;&quot;;&quot;&quot;;[CSV1.I53])">
            <text:p/>
          </table:table-cell>
          <table:table-cell table:formula="of:=IF([CSV1.J53]=&quot;&quot;;&quot;&quot;;[CSV1.J53])">
            <text:p/>
          </table:table-cell>
          <table:table-cell table:formula="of:=IF([CSV1.K53]=&quot;&quot;;&quot;&quot;;[CSV1.K53])">
            <text:p/>
          </table:table-cell>
          <table:table-cell table:formula="of:=IF([CSV1.L53]=&quot;&quot;;&quot;&quot;;[CSV1.L53])">
            <text:p/>
          </table:table-cell>
          <table:table-cell table:formula="of:=IF([CSV1.M53]=&quot;&quot;;&quot;&quot;;[CSV1.M53])">
            <text:p/>
          </table:table-cell>
          <table:table-cell table:formula="of:=IF([CSV1.N53]=&quot;&quot;;&quot;&quot;;[CSV1.N53])">
            <text:p/>
          </table:table-cell>
          <table:table-cell table:number-columns-repeated="1016"/>
        </table:table-row>
        <table:table-row table:style-name="ro1">
          <table:table-cell table:formula="of:=IF([CSV1.D54]=&quot;&quot;;&quot;&quot;;[CSV1.D54])">
            <text:p/>
          </table:table-cell>
          <table:table-cell table:formula="of:=IF([CSV1.G54]=&quot;&quot;;&quot;&quot;;[CSV1.G54])">
            <text:p/>
          </table:table-cell>
          <table:table-cell table:formula="of:=IF([CSV1.I54]=&quot;&quot;;&quot;&quot;;[CSV1.I54])">
            <text:p/>
          </table:table-cell>
          <table:table-cell table:formula="of:=IF([CSV1.J54]=&quot;&quot;;&quot;&quot;;[CSV1.J54])">
            <text:p/>
          </table:table-cell>
          <table:table-cell table:formula="of:=IF([CSV1.K54]=&quot;&quot;;&quot;&quot;;[CSV1.K54])">
            <text:p/>
          </table:table-cell>
          <table:table-cell table:formula="of:=IF([CSV1.L54]=&quot;&quot;;&quot;&quot;;[CSV1.L54])">
            <text:p/>
          </table:table-cell>
          <table:table-cell table:formula="of:=IF([CSV1.M54]=&quot;&quot;;&quot;&quot;;[CSV1.M54])">
            <text:p/>
          </table:table-cell>
          <table:table-cell table:formula="of:=IF([CSV1.N54]=&quot;&quot;;&quot;&quot;;[CSV1.N54])">
            <text:p/>
          </table:table-cell>
          <table:table-cell table:number-columns-repeated="1016"/>
        </table:table-row>
        <table:table-row table:style-name="ro1">
          <table:table-cell table:formula="of:=IF([CSV1.D55]=&quot;&quot;;&quot;&quot;;[CSV1.D55])">
            <text:p/>
          </table:table-cell>
          <table:table-cell table:formula="of:=IF([CSV1.G55]=&quot;&quot;;&quot;&quot;;[CSV1.G55])">
            <text:p/>
          </table:table-cell>
          <table:table-cell table:formula="of:=IF([CSV1.I55]=&quot;&quot;;&quot;&quot;;[CSV1.I55])">
            <text:p/>
          </table:table-cell>
          <table:table-cell table:formula="of:=IF([CSV1.J55]=&quot;&quot;;&quot;&quot;;[CSV1.J55])">
            <text:p/>
          </table:table-cell>
          <table:table-cell table:formula="of:=IF([CSV1.K55]=&quot;&quot;;&quot;&quot;;[CSV1.K55])">
            <text:p/>
          </table:table-cell>
          <table:table-cell table:formula="of:=IF([CSV1.L55]=&quot;&quot;;&quot;&quot;;[CSV1.L55])">
            <text:p/>
          </table:table-cell>
          <table:table-cell table:formula="of:=IF([CSV1.M55]=&quot;&quot;;&quot;&quot;;[CSV1.M55])">
            <text:p/>
          </table:table-cell>
          <table:table-cell table:formula="of:=IF([CSV1.N55]=&quot;&quot;;&quot;&quot;;[CSV1.N55])">
            <text:p/>
          </table:table-cell>
          <table:table-cell table:number-columns-repeated="1016"/>
        </table:table-row>
        <table:table-row table:style-name="ro1">
          <table:table-cell table:formula="of:=IF([CSV1.D56]=&quot;&quot;;&quot;&quot;;[CSV1.D56])">
            <text:p/>
          </table:table-cell>
          <table:table-cell table:formula="of:=IF([CSV1.G56]=&quot;&quot;;&quot;&quot;;[CSV1.G56])">
            <text:p/>
          </table:table-cell>
          <table:table-cell table:formula="of:=IF([CSV1.I56]=&quot;&quot;;&quot;&quot;;[CSV1.I56])">
            <text:p/>
          </table:table-cell>
          <table:table-cell table:formula="of:=IF([CSV1.J56]=&quot;&quot;;&quot;&quot;;[CSV1.J56])">
            <text:p/>
          </table:table-cell>
          <table:table-cell table:formula="of:=IF([CSV1.K56]=&quot;&quot;;&quot;&quot;;[CSV1.K56])">
            <text:p/>
          </table:table-cell>
          <table:table-cell table:formula="of:=IF([CSV1.L56]=&quot;&quot;;&quot;&quot;;[CSV1.L56])">
            <text:p/>
          </table:table-cell>
          <table:table-cell table:formula="of:=IF([CSV1.M56]=&quot;&quot;;&quot;&quot;;[CSV1.M56])">
            <text:p/>
          </table:table-cell>
          <table:table-cell table:formula="of:=IF([CSV1.N56]=&quot;&quot;;&quot;&quot;;[CSV1.N56])">
            <text:p/>
          </table:table-cell>
          <table:table-cell table:number-columns-repeated="1016"/>
        </table:table-row>
        <table:table-row table:style-name="ro1">
          <table:table-cell table:formula="of:=IF([CSV1.D57]=&quot;&quot;;&quot;&quot;;[CSV1.D57])">
            <text:p/>
          </table:table-cell>
          <table:table-cell table:formula="of:=IF([CSV1.G57]=&quot;&quot;;&quot;&quot;;[CSV1.G57])">
            <text:p/>
          </table:table-cell>
          <table:table-cell table:formula="of:=IF([CSV1.I57]=&quot;&quot;;&quot;&quot;;[CSV1.I57])">
            <text:p/>
          </table:table-cell>
          <table:table-cell table:formula="of:=IF([CSV1.J57]=&quot;&quot;;&quot;&quot;;[CSV1.J57])">
            <text:p/>
          </table:table-cell>
          <table:table-cell table:formula="of:=IF([CSV1.K57]=&quot;&quot;;&quot;&quot;;[CSV1.K57])">
            <text:p/>
          </table:table-cell>
          <table:table-cell table:formula="of:=IF([CSV1.L57]=&quot;&quot;;&quot;&quot;;[CSV1.L57])">
            <text:p/>
          </table:table-cell>
          <table:table-cell table:formula="of:=IF([CSV1.M57]=&quot;&quot;;&quot;&quot;;[CSV1.M57])">
            <text:p/>
          </table:table-cell>
          <table:table-cell table:formula="of:=IF([CSV1.N57]=&quot;&quot;;&quot;&quot;;[CSV1.N57])">
            <text:p/>
          </table:table-cell>
          <table:table-cell table:number-columns-repeated="1016"/>
        </table:table-row>
        <table:table-row table:style-name="ro1">
          <table:table-cell table:formula="of:=IF([CSV1.D58]=&quot;&quot;;&quot;&quot;;[CSV1.D58])">
            <text:p/>
          </table:table-cell>
          <table:table-cell table:formula="of:=IF([CSV1.G58]=&quot;&quot;;&quot;&quot;;[CSV1.G58])">
            <text:p/>
          </table:table-cell>
          <table:table-cell table:formula="of:=IF([CSV1.I58]=&quot;&quot;;&quot;&quot;;[CSV1.I58])">
            <text:p/>
          </table:table-cell>
          <table:table-cell table:formula="of:=IF([CSV1.J58]=&quot;&quot;;&quot;&quot;;[CSV1.J58])">
            <text:p/>
          </table:table-cell>
          <table:table-cell table:formula="of:=IF([CSV1.K58]=&quot;&quot;;&quot;&quot;;[CSV1.K58])">
            <text:p/>
          </table:table-cell>
          <table:table-cell table:formula="of:=IF([CSV1.L58]=&quot;&quot;;&quot;&quot;;[CSV1.L58])">
            <text:p/>
          </table:table-cell>
          <table:table-cell table:formula="of:=IF([CSV1.M58]=&quot;&quot;;&quot;&quot;;[CSV1.M58])">
            <text:p/>
          </table:table-cell>
          <table:table-cell table:formula="of:=IF([CSV1.N58]=&quot;&quot;;&quot;&quot;;[CSV1.N58])">
            <text:p/>
          </table:table-cell>
          <table:table-cell table:number-columns-repeated="1016"/>
        </table:table-row>
        <table:table-row table:style-name="ro1">
          <table:table-cell table:formula="of:=IF([CSV1.D59]=&quot;&quot;;&quot;&quot;;[CSV1.D59])">
            <text:p/>
          </table:table-cell>
          <table:table-cell table:formula="of:=IF([CSV1.G59]=&quot;&quot;;&quot;&quot;;[CSV1.G59])">
            <text:p/>
          </table:table-cell>
          <table:table-cell table:formula="of:=IF([CSV1.I59]=&quot;&quot;;&quot;&quot;;[CSV1.I59])">
            <text:p/>
          </table:table-cell>
          <table:table-cell table:formula="of:=IF([CSV1.J59]=&quot;&quot;;&quot;&quot;;[CSV1.J59])">
            <text:p/>
          </table:table-cell>
          <table:table-cell table:formula="of:=IF([CSV1.K59]=&quot;&quot;;&quot;&quot;;[CSV1.K59])">
            <text:p/>
          </table:table-cell>
          <table:table-cell table:formula="of:=IF([CSV1.L59]=&quot;&quot;;&quot;&quot;;[CSV1.L59])">
            <text:p/>
          </table:table-cell>
          <table:table-cell table:formula="of:=IF([CSV1.M59]=&quot;&quot;;&quot;&quot;;[CSV1.M59])">
            <text:p/>
          </table:table-cell>
          <table:table-cell table:formula="of:=IF([CSV1.N59]=&quot;&quot;;&quot;&quot;;[CSV1.N59])">
            <text:p/>
          </table:table-cell>
          <table:table-cell table:number-columns-repeated="1016"/>
        </table:table-row>
        <table:table-row table:style-name="ro1">
          <table:table-cell table:formula="of:=IF([CSV1.D60]=&quot;&quot;;&quot;&quot;;[CSV1.D60])">
            <text:p/>
          </table:table-cell>
          <table:table-cell table:formula="of:=IF([CSV1.G60]=&quot;&quot;;&quot;&quot;;[CSV1.G60])">
            <text:p/>
          </table:table-cell>
          <table:table-cell table:formula="of:=IF([CSV1.I60]=&quot;&quot;;&quot;&quot;;[CSV1.I60])">
            <text:p/>
          </table:table-cell>
          <table:table-cell table:formula="of:=IF([CSV1.J60]=&quot;&quot;;&quot;&quot;;[CSV1.J60])">
            <text:p/>
          </table:table-cell>
          <table:table-cell table:formula="of:=IF([CSV1.K60]=&quot;&quot;;&quot;&quot;;[CSV1.K60])">
            <text:p/>
          </table:table-cell>
          <table:table-cell table:formula="of:=IF([CSV1.L60]=&quot;&quot;;&quot;&quot;;[CSV1.L60])">
            <text:p/>
          </table:table-cell>
          <table:table-cell table:formula="of:=IF([CSV1.M60]=&quot;&quot;;&quot;&quot;;[CSV1.M60])">
            <text:p/>
          </table:table-cell>
          <table:table-cell table:formula="of:=IF([CSV1.N60]=&quot;&quot;;&quot;&quot;;[CSV1.N60])">
            <text:p/>
          </table:table-cell>
          <table:table-cell table:number-columns-repeated="1016"/>
        </table:table-row>
        <table:table-row table:style-name="ro1">
          <table:table-cell table:formula="of:=IF([CSV1.D61]=&quot;&quot;;&quot;&quot;;[CSV1.D61])">
            <text:p/>
          </table:table-cell>
          <table:table-cell table:formula="of:=IF([CSV1.G61]=&quot;&quot;;&quot;&quot;;[CSV1.G61])">
            <text:p/>
          </table:table-cell>
          <table:table-cell table:formula="of:=IF([CSV1.I61]=&quot;&quot;;&quot;&quot;;[CSV1.I61])">
            <text:p/>
          </table:table-cell>
          <table:table-cell table:formula="of:=IF([CSV1.J61]=&quot;&quot;;&quot;&quot;;[CSV1.J61])">
            <text:p/>
          </table:table-cell>
          <table:table-cell table:formula="of:=IF([CSV1.K61]=&quot;&quot;;&quot;&quot;;[CSV1.K61])">
            <text:p/>
          </table:table-cell>
          <table:table-cell table:formula="of:=IF([CSV1.L61]=&quot;&quot;;&quot;&quot;;[CSV1.L61])">
            <text:p/>
          </table:table-cell>
          <table:table-cell table:formula="of:=IF([CSV1.M61]=&quot;&quot;;&quot;&quot;;[CSV1.M61])">
            <text:p/>
          </table:table-cell>
          <table:table-cell table:formula="of:=IF([CSV1.N61]=&quot;&quot;;&quot;&quot;;[CSV1.N61])">
            <text:p/>
          </table:table-cell>
          <table:table-cell table:number-columns-repeated="1016"/>
        </table:table-row>
        <table:table-row table:style-name="ro1">
          <table:table-cell table:formula="of:=IF([CSV1.D62]=&quot;&quot;;&quot;&quot;;[CSV1.D62])">
            <text:p/>
          </table:table-cell>
          <table:table-cell table:formula="of:=IF([CSV1.G62]=&quot;&quot;;&quot;&quot;;[CSV1.G62])">
            <text:p/>
          </table:table-cell>
          <table:table-cell table:formula="of:=IF([CSV1.I62]=&quot;&quot;;&quot;&quot;;[CSV1.I62])">
            <text:p/>
          </table:table-cell>
          <table:table-cell table:formula="of:=IF([CSV1.J62]=&quot;&quot;;&quot;&quot;;[CSV1.J62])">
            <text:p/>
          </table:table-cell>
          <table:table-cell table:formula="of:=IF([CSV1.K62]=&quot;&quot;;&quot;&quot;;[CSV1.K62])">
            <text:p/>
          </table:table-cell>
          <table:table-cell table:formula="of:=IF([CSV1.L62]=&quot;&quot;;&quot;&quot;;[CSV1.L62])">
            <text:p/>
          </table:table-cell>
          <table:table-cell table:formula="of:=IF([CSV1.M62]=&quot;&quot;;&quot;&quot;;[CSV1.M62])">
            <text:p/>
          </table:table-cell>
          <table:table-cell table:formula="of:=IF([CSV1.N62]=&quot;&quot;;&quot;&quot;;[CSV1.N62])">
            <text:p/>
          </table:table-cell>
          <table:table-cell table:number-columns-repeated="1016"/>
        </table:table-row>
        <table:table-row table:style-name="ro1">
          <table:table-cell table:formula="of:=IF([CSV1.D63]=&quot;&quot;;&quot;&quot;;[CSV1.D63])">
            <text:p/>
          </table:table-cell>
          <table:table-cell table:formula="of:=IF([CSV1.G63]=&quot;&quot;;&quot;&quot;;[CSV1.G63])">
            <text:p/>
          </table:table-cell>
          <table:table-cell table:formula="of:=IF([CSV1.I63]=&quot;&quot;;&quot;&quot;;[CSV1.I63])">
            <text:p/>
          </table:table-cell>
          <table:table-cell table:formula="of:=IF([CSV1.J63]=&quot;&quot;;&quot;&quot;;[CSV1.J63])">
            <text:p/>
          </table:table-cell>
          <table:table-cell table:formula="of:=IF([CSV1.K63]=&quot;&quot;;&quot;&quot;;[CSV1.K63])">
            <text:p/>
          </table:table-cell>
          <table:table-cell table:formula="of:=IF([CSV1.L63]=&quot;&quot;;&quot;&quot;;[CSV1.L63])">
            <text:p/>
          </table:table-cell>
          <table:table-cell table:formula="of:=IF([CSV1.M63]=&quot;&quot;;&quot;&quot;;[CSV1.M63])">
            <text:p/>
          </table:table-cell>
          <table:table-cell table:formula="of:=IF([CSV1.N63]=&quot;&quot;;&quot;&quot;;[CSV1.N63])">
            <text:p/>
          </table:table-cell>
          <table:table-cell table:number-columns-repeated="1016"/>
        </table:table-row>
        <table:table-row table:style-name="ro1">
          <table:table-cell table:formula="of:=IF([CSV1.D64]=&quot;&quot;;&quot;&quot;;[CSV1.D64])">
            <text:p/>
          </table:table-cell>
          <table:table-cell table:formula="of:=IF([CSV1.G64]=&quot;&quot;;&quot;&quot;;[CSV1.G64])">
            <text:p/>
          </table:table-cell>
          <table:table-cell table:formula="of:=IF([CSV1.I64]=&quot;&quot;;&quot;&quot;;[CSV1.I64])">
            <text:p/>
          </table:table-cell>
          <table:table-cell table:formula="of:=IF([CSV1.J64]=&quot;&quot;;&quot;&quot;;[CSV1.J64])">
            <text:p/>
          </table:table-cell>
          <table:table-cell table:formula="of:=IF([CSV1.K64]=&quot;&quot;;&quot;&quot;;[CSV1.K64])">
            <text:p/>
          </table:table-cell>
          <table:table-cell table:formula="of:=IF([CSV1.L64]=&quot;&quot;;&quot;&quot;;[CSV1.L64])">
            <text:p/>
          </table:table-cell>
          <table:table-cell table:formula="of:=IF([CSV1.M64]=&quot;&quot;;&quot;&quot;;[CSV1.M64])">
            <text:p/>
          </table:table-cell>
          <table:table-cell table:formula="of:=IF([CSV1.N64]=&quot;&quot;;&quot;&quot;;[CSV1.N64])">
            <text:p/>
          </table:table-cell>
          <table:table-cell table:number-columns-repeated="1016"/>
        </table:table-row>
        <table:table-row table:style-name="ro1">
          <table:table-cell table:formula="of:=IF([CSV1.D65]=&quot;&quot;;&quot;&quot;;[CSV1.D65])">
            <text:p/>
          </table:table-cell>
          <table:table-cell table:formula="of:=IF([CSV1.G65]=&quot;&quot;;&quot;&quot;;[CSV1.G65])">
            <text:p/>
          </table:table-cell>
          <table:table-cell table:formula="of:=IF([CSV1.I65]=&quot;&quot;;&quot;&quot;;[CSV1.I65])">
            <text:p/>
          </table:table-cell>
          <table:table-cell table:formula="of:=IF([CSV1.J65]=&quot;&quot;;&quot;&quot;;[CSV1.J65])">
            <text:p/>
          </table:table-cell>
          <table:table-cell table:formula="of:=IF([CSV1.K65]=&quot;&quot;;&quot;&quot;;[CSV1.K65])">
            <text:p/>
          </table:table-cell>
          <table:table-cell table:formula="of:=IF([CSV1.L65]=&quot;&quot;;&quot;&quot;;[CSV1.L65])">
            <text:p/>
          </table:table-cell>
          <table:table-cell table:formula="of:=IF([CSV1.M65]=&quot;&quot;;&quot;&quot;;[CSV1.M65])">
            <text:p/>
          </table:table-cell>
          <table:table-cell table:formula="of:=IF([CSV1.N65]=&quot;&quot;;&quot;&quot;;[CSV1.N65])">
            <text:p/>
          </table:table-cell>
          <table:table-cell table:number-columns-repeated="1016"/>
        </table:table-row>
        <table:table-row table:style-name="ro1">
          <table:table-cell table:formula="of:=IF([CSV1.D66]=&quot;&quot;;&quot;&quot;;[CSV1.D66])">
            <text:p/>
          </table:table-cell>
          <table:table-cell table:formula="of:=IF([CSV1.G66]=&quot;&quot;;&quot;&quot;;[CSV1.G66])">
            <text:p/>
          </table:table-cell>
          <table:table-cell table:formula="of:=IF([CSV1.I66]=&quot;&quot;;&quot;&quot;;[CSV1.I66])">
            <text:p/>
          </table:table-cell>
          <table:table-cell table:formula="of:=IF([CSV1.J66]=&quot;&quot;;&quot;&quot;;[CSV1.J66])">
            <text:p/>
          </table:table-cell>
          <table:table-cell table:formula="of:=IF([CSV1.K66]=&quot;&quot;;&quot;&quot;;[CSV1.K66])">
            <text:p/>
          </table:table-cell>
          <table:table-cell table:formula="of:=IF([CSV1.L66]=&quot;&quot;;&quot;&quot;;[CSV1.L66])">
            <text:p/>
          </table:table-cell>
          <table:table-cell table:formula="of:=IF([CSV1.M66]=&quot;&quot;;&quot;&quot;;[CSV1.M66])">
            <text:p/>
          </table:table-cell>
          <table:table-cell table:formula="of:=IF([CSV1.N66]=&quot;&quot;;&quot;&quot;;[CSV1.N66])">
            <text:p/>
          </table:table-cell>
          <table:table-cell table:number-columns-repeated="1016"/>
        </table:table-row>
        <table:table-row table:style-name="ro1">
          <table:table-cell table:formula="of:=IF([CSV1.D67]=&quot;&quot;;&quot;&quot;;[CSV1.D67])">
            <text:p/>
          </table:table-cell>
          <table:table-cell table:formula="of:=IF([CSV1.G67]=&quot;&quot;;&quot;&quot;;[CSV1.G67])">
            <text:p/>
          </table:table-cell>
          <table:table-cell table:formula="of:=IF([CSV1.I67]=&quot;&quot;;&quot;&quot;;[CSV1.I67])">
            <text:p/>
          </table:table-cell>
          <table:table-cell table:formula="of:=IF([CSV1.J67]=&quot;&quot;;&quot;&quot;;[CSV1.J67])">
            <text:p/>
          </table:table-cell>
          <table:table-cell table:formula="of:=IF([CSV1.K67]=&quot;&quot;;&quot;&quot;;[CSV1.K67])">
            <text:p/>
          </table:table-cell>
          <table:table-cell table:formula="of:=IF([CSV1.L67]=&quot;&quot;;&quot;&quot;;[CSV1.L67])">
            <text:p/>
          </table:table-cell>
          <table:table-cell table:formula="of:=IF([CSV1.M67]=&quot;&quot;;&quot;&quot;;[CSV1.M67])">
            <text:p/>
          </table:table-cell>
          <table:table-cell table:formula="of:=IF([CSV1.N67]=&quot;&quot;;&quot;&quot;;[CSV1.N67])">
            <text:p/>
          </table:table-cell>
          <table:table-cell table:number-columns-repeated="1016"/>
        </table:table-row>
        <table:table-row table:style-name="ro1">
          <table:table-cell table:formula="of:=IF([CSV1.D68]=&quot;&quot;;&quot;&quot;;[CSV1.D68])">
            <text:p/>
          </table:table-cell>
          <table:table-cell table:formula="of:=IF([CSV1.G68]=&quot;&quot;;&quot;&quot;;[CSV1.G68])">
            <text:p/>
          </table:table-cell>
          <table:table-cell table:formula="of:=IF([CSV1.I68]=&quot;&quot;;&quot;&quot;;[CSV1.I68])">
            <text:p/>
          </table:table-cell>
          <table:table-cell table:formula="of:=IF([CSV1.J68]=&quot;&quot;;&quot;&quot;;[CSV1.J68])">
            <text:p/>
          </table:table-cell>
          <table:table-cell table:formula="of:=IF([CSV1.K68]=&quot;&quot;;&quot;&quot;;[CSV1.K68])">
            <text:p/>
          </table:table-cell>
          <table:table-cell table:formula="of:=IF([CSV1.L68]=&quot;&quot;;&quot;&quot;;[CSV1.L68])">
            <text:p/>
          </table:table-cell>
          <table:table-cell table:formula="of:=IF([CSV1.M68]=&quot;&quot;;&quot;&quot;;[CSV1.M68])">
            <text:p/>
          </table:table-cell>
          <table:table-cell table:formula="of:=IF([CSV1.N68]=&quot;&quot;;&quot;&quot;;[CSV1.N68])">
            <text:p/>
          </table:table-cell>
          <table:table-cell table:number-columns-repeated="1016"/>
        </table:table-row>
        <table:table-row table:style-name="ro1">
          <table:table-cell table:formula="of:=IF([CSV1.D69]=&quot;&quot;;&quot;&quot;;[CSV1.D69])">
            <text:p/>
          </table:table-cell>
          <table:table-cell table:formula="of:=IF([CSV1.G69]=&quot;&quot;;&quot;&quot;;[CSV1.G69])">
            <text:p/>
          </table:table-cell>
          <table:table-cell table:formula="of:=IF([CSV1.I69]=&quot;&quot;;&quot;&quot;;[CSV1.I69])">
            <text:p/>
          </table:table-cell>
          <table:table-cell table:formula="of:=IF([CSV1.J69]=&quot;&quot;;&quot;&quot;;[CSV1.J69])">
            <text:p/>
          </table:table-cell>
          <table:table-cell table:formula="of:=IF([CSV1.K69]=&quot;&quot;;&quot;&quot;;[CSV1.K69])">
            <text:p/>
          </table:table-cell>
          <table:table-cell table:formula="of:=IF([CSV1.L69]=&quot;&quot;;&quot;&quot;;[CSV1.L69])">
            <text:p/>
          </table:table-cell>
          <table:table-cell table:formula="of:=IF([CSV1.M69]=&quot;&quot;;&quot;&quot;;[CSV1.M69])">
            <text:p/>
          </table:table-cell>
          <table:table-cell table:formula="of:=IF([CSV1.N69]=&quot;&quot;;&quot;&quot;;[CSV1.N69])">
            <text:p/>
          </table:table-cell>
          <table:table-cell table:number-columns-repeated="1016"/>
        </table:table-row>
        <table:table-row table:style-name="ro1">
          <table:table-cell table:formula="of:=IF([CSV1.D70]=&quot;&quot;;&quot;&quot;;[CSV1.D70])">
            <text:p/>
          </table:table-cell>
          <table:table-cell table:formula="of:=IF([CSV1.G70]=&quot;&quot;;&quot;&quot;;[CSV1.G70])">
            <text:p/>
          </table:table-cell>
          <table:table-cell table:formula="of:=IF([CSV1.I70]=&quot;&quot;;&quot;&quot;;[CSV1.I70])">
            <text:p/>
          </table:table-cell>
          <table:table-cell table:formula="of:=IF([CSV1.J70]=&quot;&quot;;&quot;&quot;;[CSV1.J70])">
            <text:p/>
          </table:table-cell>
          <table:table-cell table:formula="of:=IF([CSV1.K70]=&quot;&quot;;&quot;&quot;;[CSV1.K70])">
            <text:p/>
          </table:table-cell>
          <table:table-cell table:formula="of:=IF([CSV1.L70]=&quot;&quot;;&quot;&quot;;[CSV1.L70])">
            <text:p/>
          </table:table-cell>
          <table:table-cell table:formula="of:=IF([CSV1.M70]=&quot;&quot;;&quot;&quot;;[CSV1.M70])">
            <text:p/>
          </table:table-cell>
          <table:table-cell table:formula="of:=IF([CSV1.N70]=&quot;&quot;;&quot;&quot;;[CSV1.N70])">
            <text:p/>
          </table:table-cell>
          <table:table-cell table:number-columns-repeated="1016"/>
        </table:table-row>
        <table:table-row table:style-name="ro1">
          <table:table-cell table:formula="of:=IF([CSV1.D71]=&quot;&quot;;&quot;&quot;;[CSV1.D71])">
            <text:p/>
          </table:table-cell>
          <table:table-cell table:formula="of:=IF([CSV1.G71]=&quot;&quot;;&quot;&quot;;[CSV1.G71])">
            <text:p/>
          </table:table-cell>
          <table:table-cell table:formula="of:=IF([CSV1.I71]=&quot;&quot;;&quot;&quot;;[CSV1.I71])">
            <text:p/>
          </table:table-cell>
          <table:table-cell table:formula="of:=IF([CSV1.J71]=&quot;&quot;;&quot;&quot;;[CSV1.J71])">
            <text:p/>
          </table:table-cell>
          <table:table-cell table:formula="of:=IF([CSV1.K71]=&quot;&quot;;&quot;&quot;;[CSV1.K71])">
            <text:p/>
          </table:table-cell>
          <table:table-cell table:formula="of:=IF([CSV1.L71]=&quot;&quot;;&quot;&quot;;[CSV1.L71])">
            <text:p/>
          </table:table-cell>
          <table:table-cell table:formula="of:=IF([CSV1.M71]=&quot;&quot;;&quot;&quot;;[CSV1.M71])">
            <text:p/>
          </table:table-cell>
          <table:table-cell table:formula="of:=IF([CSV1.N71]=&quot;&quot;;&quot;&quot;;[CSV1.N71])">
            <text:p/>
          </table:table-cell>
          <table:table-cell table:number-columns-repeated="1016"/>
        </table:table-row>
        <table:table-row table:style-name="ro1">
          <table:table-cell table:formula="of:=IF([CSV1.D72]=&quot;&quot;;&quot;&quot;;[CSV1.D72])">
            <text:p/>
          </table:table-cell>
          <table:table-cell table:formula="of:=IF([CSV1.G72]=&quot;&quot;;&quot;&quot;;[CSV1.G72])">
            <text:p/>
          </table:table-cell>
          <table:table-cell table:formula="of:=IF([CSV1.I72]=&quot;&quot;;&quot;&quot;;[CSV1.I72])">
            <text:p/>
          </table:table-cell>
          <table:table-cell table:formula="of:=IF([CSV1.J72]=&quot;&quot;;&quot;&quot;;[CSV1.J72])">
            <text:p/>
          </table:table-cell>
          <table:table-cell table:formula="of:=IF([CSV1.K72]=&quot;&quot;;&quot;&quot;;[CSV1.K72])">
            <text:p/>
          </table:table-cell>
          <table:table-cell table:formula="of:=IF([CSV1.L72]=&quot;&quot;;&quot;&quot;;[CSV1.L72])">
            <text:p/>
          </table:table-cell>
          <table:table-cell table:formula="of:=IF([CSV1.M72]=&quot;&quot;;&quot;&quot;;[CSV1.M72])">
            <text:p/>
          </table:table-cell>
          <table:table-cell table:formula="of:=IF([CSV1.N72]=&quot;&quot;;&quot;&quot;;[CSV1.N72])">
            <text:p/>
          </table:table-cell>
          <table:table-cell table:number-columns-repeated="1016"/>
        </table:table-row>
        <table:table-row table:style-name="ro1">
          <table:table-cell table:formula="of:=IF([CSV1.D73]=&quot;&quot;;&quot;&quot;;[CSV1.D73])">
            <text:p/>
          </table:table-cell>
          <table:table-cell table:formula="of:=IF([CSV1.G73]=&quot;&quot;;&quot;&quot;;[CSV1.G73])">
            <text:p/>
          </table:table-cell>
          <table:table-cell table:formula="of:=IF([CSV1.I73]=&quot;&quot;;&quot;&quot;;[CSV1.I73])">
            <text:p/>
          </table:table-cell>
          <table:table-cell table:formula="of:=IF([CSV1.J73]=&quot;&quot;;&quot;&quot;;[CSV1.J73])">
            <text:p/>
          </table:table-cell>
          <table:table-cell table:formula="of:=IF([CSV1.K73]=&quot;&quot;;&quot;&quot;;[CSV1.K73])">
            <text:p/>
          </table:table-cell>
          <table:table-cell table:formula="of:=IF([CSV1.L73]=&quot;&quot;;&quot;&quot;;[CSV1.L73])">
            <text:p/>
          </table:table-cell>
          <table:table-cell table:formula="of:=IF([CSV1.M73]=&quot;&quot;;&quot;&quot;;[CSV1.M73])">
            <text:p/>
          </table:table-cell>
          <table:table-cell table:formula="of:=IF([CSV1.N73]=&quot;&quot;;&quot;&quot;;[CSV1.N73])">
            <text:p/>
          </table:table-cell>
          <table:table-cell table:number-columns-repeated="1016"/>
        </table:table-row>
        <table:table-row table:style-name="ro1">
          <table:table-cell table:formula="of:=IF([CSV1.D74]=&quot;&quot;;&quot;&quot;;[CSV1.D74])">
            <text:p/>
          </table:table-cell>
          <table:table-cell table:formula="of:=IF([CSV1.G74]=&quot;&quot;;&quot;&quot;;[CSV1.G74])">
            <text:p/>
          </table:table-cell>
          <table:table-cell table:formula="of:=IF([CSV1.I74]=&quot;&quot;;&quot;&quot;;[CSV1.I74])">
            <text:p/>
          </table:table-cell>
          <table:table-cell table:formula="of:=IF([CSV1.J74]=&quot;&quot;;&quot;&quot;;[CSV1.J74])">
            <text:p/>
          </table:table-cell>
          <table:table-cell table:formula="of:=IF([CSV1.K74]=&quot;&quot;;&quot;&quot;;[CSV1.K74])">
            <text:p/>
          </table:table-cell>
          <table:table-cell table:formula="of:=IF([CSV1.L74]=&quot;&quot;;&quot;&quot;;[CSV1.L74])">
            <text:p/>
          </table:table-cell>
          <table:table-cell table:formula="of:=IF([CSV1.M74]=&quot;&quot;;&quot;&quot;;[CSV1.M74])">
            <text:p/>
          </table:table-cell>
          <table:table-cell table:formula="of:=IF([CSV1.N74]=&quot;&quot;;&quot;&quot;;[CSV1.N74])">
            <text:p/>
          </table:table-cell>
          <table:table-cell table:number-columns-repeated="1016"/>
        </table:table-row>
        <table:table-row table:style-name="ro1">
          <table:table-cell table:formula="of:=IF([CSV1.D75]=&quot;&quot;;&quot;&quot;;[CSV1.D75])">
            <text:p/>
          </table:table-cell>
          <table:table-cell table:formula="of:=IF([CSV1.G75]=&quot;&quot;;&quot;&quot;;[CSV1.G75])">
            <text:p/>
          </table:table-cell>
          <table:table-cell table:formula="of:=IF([CSV1.I75]=&quot;&quot;;&quot;&quot;;[CSV1.I75])">
            <text:p/>
          </table:table-cell>
          <table:table-cell table:formula="of:=IF([CSV1.J75]=&quot;&quot;;&quot;&quot;;[CSV1.J75])">
            <text:p/>
          </table:table-cell>
          <table:table-cell table:formula="of:=IF([CSV1.K75]=&quot;&quot;;&quot;&quot;;[CSV1.K75])">
            <text:p/>
          </table:table-cell>
          <table:table-cell table:formula="of:=IF([CSV1.L75]=&quot;&quot;;&quot;&quot;;[CSV1.L75])">
            <text:p/>
          </table:table-cell>
          <table:table-cell table:formula="of:=IF([CSV1.M75]=&quot;&quot;;&quot;&quot;;[CSV1.M75])">
            <text:p/>
          </table:table-cell>
          <table:table-cell table:formula="of:=IF([CSV1.N75]=&quot;&quot;;&quot;&quot;;[CSV1.N75])">
            <text:p/>
          </table:table-cell>
          <table:table-cell table:number-columns-repeated="1016"/>
        </table:table-row>
        <table:table-row table:style-name="ro1">
          <table:table-cell table:formula="of:=IF([CSV1.D76]=&quot;&quot;;&quot;&quot;;[CSV1.D76])">
            <text:p/>
          </table:table-cell>
          <table:table-cell table:formula="of:=IF([CSV1.G76]=&quot;&quot;;&quot;&quot;;[CSV1.G76])">
            <text:p/>
          </table:table-cell>
          <table:table-cell table:formula="of:=IF([CSV1.I76]=&quot;&quot;;&quot;&quot;;[CSV1.I76])">
            <text:p/>
          </table:table-cell>
          <table:table-cell table:formula="of:=IF([CSV1.J76]=&quot;&quot;;&quot;&quot;;[CSV1.J76])">
            <text:p/>
          </table:table-cell>
          <table:table-cell table:formula="of:=IF([CSV1.K76]=&quot;&quot;;&quot;&quot;;[CSV1.K76])">
            <text:p/>
          </table:table-cell>
          <table:table-cell table:formula="of:=IF([CSV1.L76]=&quot;&quot;;&quot;&quot;;[CSV1.L76])">
            <text:p/>
          </table:table-cell>
          <table:table-cell table:formula="of:=IF([CSV1.M76]=&quot;&quot;;&quot;&quot;;[CSV1.M76])">
            <text:p/>
          </table:table-cell>
          <table:table-cell table:formula="of:=IF([CSV1.N76]=&quot;&quot;;&quot;&quot;;[CSV1.N76])">
            <text:p/>
          </table:table-cell>
          <table:table-cell table:number-columns-repeated="1016"/>
        </table:table-row>
        <table:table-row table:style-name="ro1">
          <table:table-cell table:formula="of:=IF([CSV1.D77]=&quot;&quot;;&quot;&quot;;[CSV1.D77])">
            <text:p/>
          </table:table-cell>
          <table:table-cell table:formula="of:=IF([CSV1.G77]=&quot;&quot;;&quot;&quot;;[CSV1.G77])">
            <text:p/>
          </table:table-cell>
          <table:table-cell table:formula="of:=IF([CSV1.I77]=&quot;&quot;;&quot;&quot;;[CSV1.I77])">
            <text:p/>
          </table:table-cell>
          <table:table-cell table:formula="of:=IF([CSV1.J77]=&quot;&quot;;&quot;&quot;;[CSV1.J77])">
            <text:p/>
          </table:table-cell>
          <table:table-cell table:formula="of:=IF([CSV1.K77]=&quot;&quot;;&quot;&quot;;[CSV1.K77])">
            <text:p/>
          </table:table-cell>
          <table:table-cell table:formula="of:=IF([CSV1.L77]=&quot;&quot;;&quot;&quot;;[CSV1.L77])">
            <text:p/>
          </table:table-cell>
          <table:table-cell table:formula="of:=IF([CSV1.M77]=&quot;&quot;;&quot;&quot;;[CSV1.M77])">
            <text:p/>
          </table:table-cell>
          <table:table-cell table:formula="of:=IF([CSV1.N77]=&quot;&quot;;&quot;&quot;;[CSV1.N77])">
            <text:p/>
          </table:table-cell>
          <table:table-cell table:number-columns-repeated="1016"/>
        </table:table-row>
        <table:table-row table:style-name="ro1">
          <table:table-cell table:formula="of:=IF([CSV1.D78]=&quot;&quot;;&quot;&quot;;[CSV1.D78])">
            <text:p/>
          </table:table-cell>
          <table:table-cell table:formula="of:=IF([CSV1.G78]=&quot;&quot;;&quot;&quot;;[CSV1.G78])">
            <text:p/>
          </table:table-cell>
          <table:table-cell table:formula="of:=IF([CSV1.I78]=&quot;&quot;;&quot;&quot;;[CSV1.I78])">
            <text:p/>
          </table:table-cell>
          <table:table-cell table:formula="of:=IF([CSV1.J78]=&quot;&quot;;&quot;&quot;;[CSV1.J78])">
            <text:p/>
          </table:table-cell>
          <table:table-cell table:formula="of:=IF([CSV1.K78]=&quot;&quot;;&quot;&quot;;[CSV1.K78])">
            <text:p/>
          </table:table-cell>
          <table:table-cell table:formula="of:=IF([CSV1.L78]=&quot;&quot;;&quot;&quot;;[CSV1.L78])">
            <text:p/>
          </table:table-cell>
          <table:table-cell table:formula="of:=IF([CSV1.M78]=&quot;&quot;;&quot;&quot;;[CSV1.M78])">
            <text:p/>
          </table:table-cell>
          <table:table-cell table:formula="of:=IF([CSV1.N78]=&quot;&quot;;&quot;&quot;;[CSV1.N78])">
            <text:p/>
          </table:table-cell>
          <table:table-cell table:number-columns-repeated="1016"/>
        </table:table-row>
        <table:table-row table:style-name="ro1">
          <table:table-cell table:formula="of:=IF([CSV1.D79]=&quot;&quot;;&quot;&quot;;[CSV1.D79])">
            <text:p/>
          </table:table-cell>
          <table:table-cell table:formula="of:=IF([CSV1.G79]=&quot;&quot;;&quot;&quot;;[CSV1.G79])">
            <text:p/>
          </table:table-cell>
          <table:table-cell table:formula="of:=IF([CSV1.I79]=&quot;&quot;;&quot;&quot;;[CSV1.I79])">
            <text:p/>
          </table:table-cell>
          <table:table-cell table:formula="of:=IF([CSV1.J79]=&quot;&quot;;&quot;&quot;;[CSV1.J79])">
            <text:p/>
          </table:table-cell>
          <table:table-cell table:formula="of:=IF([CSV1.K79]=&quot;&quot;;&quot;&quot;;[CSV1.K79])">
            <text:p/>
          </table:table-cell>
          <table:table-cell table:formula="of:=IF([CSV1.L79]=&quot;&quot;;&quot;&quot;;[CSV1.L79])">
            <text:p/>
          </table:table-cell>
          <table:table-cell table:formula="of:=IF([CSV1.M79]=&quot;&quot;;&quot;&quot;;[CSV1.M79])">
            <text:p/>
          </table:table-cell>
          <table:table-cell table:formula="of:=IF([CSV1.N79]=&quot;&quot;;&quot;&quot;;[CSV1.N79])">
            <text:p/>
          </table:table-cell>
          <table:table-cell table:number-columns-repeated="1016"/>
        </table:table-row>
        <table:table-row table:style-name="ro1">
          <table:table-cell table:formula="of:=IF([CSV1.D80]=&quot;&quot;;&quot;&quot;;[CSV1.D80])">
            <text:p/>
          </table:table-cell>
          <table:table-cell table:formula="of:=IF([CSV1.G80]=&quot;&quot;;&quot;&quot;;[CSV1.G80])">
            <text:p/>
          </table:table-cell>
          <table:table-cell table:formula="of:=IF([CSV1.I80]=&quot;&quot;;&quot;&quot;;[CSV1.I80])">
            <text:p/>
          </table:table-cell>
          <table:table-cell table:formula="of:=IF([CSV1.J80]=&quot;&quot;;&quot;&quot;;[CSV1.J80])">
            <text:p/>
          </table:table-cell>
          <table:table-cell table:formula="of:=IF([CSV1.K80]=&quot;&quot;;&quot;&quot;;[CSV1.K80])">
            <text:p/>
          </table:table-cell>
          <table:table-cell table:formula="of:=IF([CSV1.L80]=&quot;&quot;;&quot;&quot;;[CSV1.L80])">
            <text:p/>
          </table:table-cell>
          <table:table-cell table:formula="of:=IF([CSV1.M80]=&quot;&quot;;&quot;&quot;;[CSV1.M80])">
            <text:p/>
          </table:table-cell>
          <table:table-cell table:formula="of:=IF([CSV1.N80]=&quot;&quot;;&quot;&quot;;[CSV1.N80])">
            <text:p/>
          </table:table-cell>
          <table:table-cell table:number-columns-repeated="1016"/>
        </table:table-row>
        <table:table-row table:style-name="ro1">
          <table:table-cell table:formula="of:=IF([CSV1.D81]=&quot;&quot;;&quot;&quot;;[CSV1.D81])">
            <text:p/>
          </table:table-cell>
          <table:table-cell table:formula="of:=IF([CSV1.G81]=&quot;&quot;;&quot;&quot;;[CSV1.G81])">
            <text:p/>
          </table:table-cell>
          <table:table-cell table:formula="of:=IF([CSV1.I81]=&quot;&quot;;&quot;&quot;;[CSV1.I81])">
            <text:p/>
          </table:table-cell>
          <table:table-cell table:formula="of:=IF([CSV1.J81]=&quot;&quot;;&quot;&quot;;[CSV1.J81])">
            <text:p/>
          </table:table-cell>
          <table:table-cell table:formula="of:=IF([CSV1.K81]=&quot;&quot;;&quot;&quot;;[CSV1.K81])">
            <text:p/>
          </table:table-cell>
          <table:table-cell table:formula="of:=IF([CSV1.L81]=&quot;&quot;;&quot;&quot;;[CSV1.L81])">
            <text:p/>
          </table:table-cell>
          <table:table-cell table:formula="of:=IF([CSV1.M81]=&quot;&quot;;&quot;&quot;;[CSV1.M81])">
            <text:p/>
          </table:table-cell>
          <table:table-cell table:formula="of:=IF([CSV1.N81]=&quot;&quot;;&quot;&quot;;[CSV1.N81])">
            <text:p/>
          </table:table-cell>
          <table:table-cell table:number-columns-repeated="1016"/>
        </table:table-row>
        <table:table-row table:style-name="ro1">
          <table:table-cell table:formula="of:=IF([CSV1.D82]=&quot;&quot;;&quot;&quot;;[CSV1.D82])">
            <text:p/>
          </table:table-cell>
          <table:table-cell table:formula="of:=IF([CSV1.G82]=&quot;&quot;;&quot;&quot;;[CSV1.G82])">
            <text:p/>
          </table:table-cell>
          <table:table-cell table:formula="of:=IF([CSV1.I82]=&quot;&quot;;&quot;&quot;;[CSV1.I82])">
            <text:p/>
          </table:table-cell>
          <table:table-cell table:formula="of:=IF([CSV1.J82]=&quot;&quot;;&quot;&quot;;[CSV1.J82])">
            <text:p/>
          </table:table-cell>
          <table:table-cell table:formula="of:=IF([CSV1.K82]=&quot;&quot;;&quot;&quot;;[CSV1.K82])">
            <text:p/>
          </table:table-cell>
          <table:table-cell table:formula="of:=IF([CSV1.L82]=&quot;&quot;;&quot;&quot;;[CSV1.L82])">
            <text:p/>
          </table:table-cell>
          <table:table-cell table:formula="of:=IF([CSV1.M82]=&quot;&quot;;&quot;&quot;;[CSV1.M82])">
            <text:p/>
          </table:table-cell>
          <table:table-cell table:formula="of:=IF([CSV1.N82]=&quot;&quot;;&quot;&quot;;[CSV1.N82])">
            <text:p/>
          </table:table-cell>
          <table:table-cell table:number-columns-repeated="1016"/>
        </table:table-row>
        <table:table-row table:style-name="ro1">
          <table:table-cell table:formula="of:=IF([CSV1.D83]=&quot;&quot;;&quot;&quot;;[CSV1.D83])">
            <text:p/>
          </table:table-cell>
          <table:table-cell table:formula="of:=IF([CSV1.G83]=&quot;&quot;;&quot;&quot;;[CSV1.G83])">
            <text:p/>
          </table:table-cell>
          <table:table-cell table:formula="of:=IF([CSV1.I83]=&quot;&quot;;&quot;&quot;;[CSV1.I83])">
            <text:p/>
          </table:table-cell>
          <table:table-cell table:formula="of:=IF([CSV1.J83]=&quot;&quot;;&quot;&quot;;[CSV1.J83])">
            <text:p/>
          </table:table-cell>
          <table:table-cell table:formula="of:=IF([CSV1.K83]=&quot;&quot;;&quot;&quot;;[CSV1.K83])">
            <text:p/>
          </table:table-cell>
          <table:table-cell table:formula="of:=IF([CSV1.L83]=&quot;&quot;;&quot;&quot;;[CSV1.L83])">
            <text:p/>
          </table:table-cell>
          <table:table-cell table:formula="of:=IF([CSV1.M83]=&quot;&quot;;&quot;&quot;;[CSV1.M83])">
            <text:p/>
          </table:table-cell>
          <table:table-cell table:formula="of:=IF([CSV1.N83]=&quot;&quot;;&quot;&quot;;[CSV1.N83])">
            <text:p/>
          </table:table-cell>
          <table:table-cell table:number-columns-repeated="1016"/>
        </table:table-row>
        <table:table-row table:style-name="ro1">
          <table:table-cell table:formula="of:=IF([CSV1.D84]=&quot;&quot;;&quot;&quot;;[CSV1.D84])">
            <text:p/>
          </table:table-cell>
          <table:table-cell table:formula="of:=IF([CSV1.G84]=&quot;&quot;;&quot;&quot;;[CSV1.G84])">
            <text:p/>
          </table:table-cell>
          <table:table-cell table:formula="of:=IF([CSV1.I84]=&quot;&quot;;&quot;&quot;;[CSV1.I84])">
            <text:p/>
          </table:table-cell>
          <table:table-cell table:formula="of:=IF([CSV1.J84]=&quot;&quot;;&quot;&quot;;[CSV1.J84])">
            <text:p/>
          </table:table-cell>
          <table:table-cell table:formula="of:=IF([CSV1.K84]=&quot;&quot;;&quot;&quot;;[CSV1.K84])">
            <text:p/>
          </table:table-cell>
          <table:table-cell table:formula="of:=IF([CSV1.L84]=&quot;&quot;;&quot;&quot;;[CSV1.L84])">
            <text:p/>
          </table:table-cell>
          <table:table-cell table:formula="of:=IF([CSV1.M84]=&quot;&quot;;&quot;&quot;;[CSV1.M84])">
            <text:p/>
          </table:table-cell>
          <table:table-cell table:formula="of:=IF([CSV1.N84]=&quot;&quot;;&quot;&quot;;[CSV1.N84])">
            <text:p/>
          </table:table-cell>
          <table:table-cell table:number-columns-repeated="1016"/>
        </table:table-row>
        <table:table-row table:style-name="ro1">
          <table:table-cell table:formula="of:=IF([CSV1.D85]=&quot;&quot;;&quot;&quot;;[CSV1.D85])">
            <text:p/>
          </table:table-cell>
          <table:table-cell table:formula="of:=IF([CSV1.G85]=&quot;&quot;;&quot;&quot;;[CSV1.G85])">
            <text:p/>
          </table:table-cell>
          <table:table-cell table:formula="of:=IF([CSV1.I85]=&quot;&quot;;&quot;&quot;;[CSV1.I85])">
            <text:p/>
          </table:table-cell>
          <table:table-cell table:formula="of:=IF([CSV1.J85]=&quot;&quot;;&quot;&quot;;[CSV1.J85])">
            <text:p/>
          </table:table-cell>
          <table:table-cell table:formula="of:=IF([CSV1.K85]=&quot;&quot;;&quot;&quot;;[CSV1.K85])">
            <text:p/>
          </table:table-cell>
          <table:table-cell table:formula="of:=IF([CSV1.L85]=&quot;&quot;;&quot;&quot;;[CSV1.L85])">
            <text:p/>
          </table:table-cell>
          <table:table-cell table:formula="of:=IF([CSV1.M85]=&quot;&quot;;&quot;&quot;;[CSV1.M85])">
            <text:p/>
          </table:table-cell>
          <table:table-cell table:formula="of:=IF([CSV1.N85]=&quot;&quot;;&quot;&quot;;[CSV1.N85])">
            <text:p/>
          </table:table-cell>
          <table:table-cell table:number-columns-repeated="1016"/>
        </table:table-row>
        <table:table-row table:style-name="ro1">
          <table:table-cell table:formula="of:=IF([CSV1.D86]=&quot;&quot;;&quot;&quot;;[CSV1.D86])">
            <text:p/>
          </table:table-cell>
          <table:table-cell table:formula="of:=IF([CSV1.G86]=&quot;&quot;;&quot;&quot;;[CSV1.G86])">
            <text:p/>
          </table:table-cell>
          <table:table-cell table:formula="of:=IF([CSV1.I86]=&quot;&quot;;&quot;&quot;;[CSV1.I86])">
            <text:p/>
          </table:table-cell>
          <table:table-cell table:formula="of:=IF([CSV1.J86]=&quot;&quot;;&quot;&quot;;[CSV1.J86])">
            <text:p/>
          </table:table-cell>
          <table:table-cell table:formula="of:=IF([CSV1.K86]=&quot;&quot;;&quot;&quot;;[CSV1.K86])">
            <text:p/>
          </table:table-cell>
          <table:table-cell table:formula="of:=IF([CSV1.L86]=&quot;&quot;;&quot;&quot;;[CSV1.L86])">
            <text:p/>
          </table:table-cell>
          <table:table-cell table:formula="of:=IF([CSV1.M86]=&quot;&quot;;&quot;&quot;;[CSV1.M86])">
            <text:p/>
          </table:table-cell>
          <table:table-cell table:formula="of:=IF([CSV1.N86]=&quot;&quot;;&quot;&quot;;[CSV1.N86])">
            <text:p/>
          </table:table-cell>
          <table:table-cell table:number-columns-repeated="1016"/>
        </table:table-row>
        <table:table-row table:style-name="ro1">
          <table:table-cell table:formula="of:=IF([CSV1.D87]=&quot;&quot;;&quot;&quot;;[CSV1.D87])">
            <text:p/>
          </table:table-cell>
          <table:table-cell table:formula="of:=IF([CSV1.G87]=&quot;&quot;;&quot;&quot;;[CSV1.G87])">
            <text:p/>
          </table:table-cell>
          <table:table-cell table:formula="of:=IF([CSV1.I87]=&quot;&quot;;&quot;&quot;;[CSV1.I87])">
            <text:p/>
          </table:table-cell>
          <table:table-cell table:formula="of:=IF([CSV1.J87]=&quot;&quot;;&quot;&quot;;[CSV1.J87])">
            <text:p/>
          </table:table-cell>
          <table:table-cell table:formula="of:=IF([CSV1.K87]=&quot;&quot;;&quot;&quot;;[CSV1.K87])">
            <text:p/>
          </table:table-cell>
          <table:table-cell table:formula="of:=IF([CSV1.L87]=&quot;&quot;;&quot;&quot;;[CSV1.L87])">
            <text:p/>
          </table:table-cell>
          <table:table-cell table:formula="of:=IF([CSV1.M87]=&quot;&quot;;&quot;&quot;;[CSV1.M87])">
            <text:p/>
          </table:table-cell>
          <table:table-cell table:formula="of:=IF([CSV1.N87]=&quot;&quot;;&quot;&quot;;[CSV1.N87])">
            <text:p/>
          </table:table-cell>
          <table:table-cell table:number-columns-repeated="1016"/>
        </table:table-row>
        <table:table-row table:style-name="ro1">
          <table:table-cell table:formula="of:=IF([CSV1.D88]=&quot;&quot;;&quot;&quot;;[CSV1.D88])">
            <text:p/>
          </table:table-cell>
          <table:table-cell table:formula="of:=IF([CSV1.G88]=&quot;&quot;;&quot;&quot;;[CSV1.G88])">
            <text:p/>
          </table:table-cell>
          <table:table-cell table:formula="of:=IF([CSV1.I88]=&quot;&quot;;&quot;&quot;;[CSV1.I88])">
            <text:p/>
          </table:table-cell>
          <table:table-cell table:formula="of:=IF([CSV1.J88]=&quot;&quot;;&quot;&quot;;[CSV1.J88])">
            <text:p/>
          </table:table-cell>
          <table:table-cell table:formula="of:=IF([CSV1.K88]=&quot;&quot;;&quot;&quot;;[CSV1.K88])">
            <text:p/>
          </table:table-cell>
          <table:table-cell table:formula="of:=IF([CSV1.L88]=&quot;&quot;;&quot;&quot;;[CSV1.L88])">
            <text:p/>
          </table:table-cell>
          <table:table-cell table:formula="of:=IF([CSV1.M88]=&quot;&quot;;&quot;&quot;;[CSV1.M88])">
            <text:p/>
          </table:table-cell>
          <table:table-cell table:formula="of:=IF([CSV1.N88]=&quot;&quot;;&quot;&quot;;[CSV1.N88])">
            <text:p/>
          </table:table-cell>
          <table:table-cell table:number-columns-repeated="1016"/>
        </table:table-row>
        <table:table-row table:style-name="ro1">
          <table:table-cell table:formula="of:=IF([CSV1.D89]=&quot;&quot;;&quot;&quot;;[CSV1.D89])">
            <text:p/>
          </table:table-cell>
          <table:table-cell table:formula="of:=IF([CSV1.G89]=&quot;&quot;;&quot;&quot;;[CSV1.G89])">
            <text:p/>
          </table:table-cell>
          <table:table-cell table:formula="of:=IF([CSV1.I89]=&quot;&quot;;&quot;&quot;;[CSV1.I89])">
            <text:p/>
          </table:table-cell>
          <table:table-cell table:formula="of:=IF([CSV1.J89]=&quot;&quot;;&quot;&quot;;[CSV1.J89])">
            <text:p/>
          </table:table-cell>
          <table:table-cell table:formula="of:=IF([CSV1.K89]=&quot;&quot;;&quot;&quot;;[CSV1.K89])">
            <text:p/>
          </table:table-cell>
          <table:table-cell table:formula="of:=IF([CSV1.L89]=&quot;&quot;;&quot;&quot;;[CSV1.L89])">
            <text:p/>
          </table:table-cell>
          <table:table-cell table:formula="of:=IF([CSV1.M89]=&quot;&quot;;&quot;&quot;;[CSV1.M89])">
            <text:p/>
          </table:table-cell>
          <table:table-cell table:formula="of:=IF([CSV1.N89]=&quot;&quot;;&quot;&quot;;[CSV1.N89])">
            <text:p/>
          </table:table-cell>
          <table:table-cell table:number-columns-repeated="1016"/>
        </table:table-row>
        <table:table-row table:style-name="ro1">
          <table:table-cell table:formula="of:=IF([CSV1.D90]=&quot;&quot;;&quot;&quot;;[CSV1.D90])">
            <text:p/>
          </table:table-cell>
          <table:table-cell table:formula="of:=IF([CSV1.G90]=&quot;&quot;;&quot;&quot;;[CSV1.G90])">
            <text:p/>
          </table:table-cell>
          <table:table-cell table:formula="of:=IF([CSV1.I90]=&quot;&quot;;&quot;&quot;;[CSV1.I90])">
            <text:p/>
          </table:table-cell>
          <table:table-cell table:formula="of:=IF([CSV1.J90]=&quot;&quot;;&quot;&quot;;[CSV1.J90])">
            <text:p/>
          </table:table-cell>
          <table:table-cell table:formula="of:=IF([CSV1.K90]=&quot;&quot;;&quot;&quot;;[CSV1.K90])">
            <text:p/>
          </table:table-cell>
          <table:table-cell table:formula="of:=IF([CSV1.L90]=&quot;&quot;;&quot;&quot;;[CSV1.L90])">
            <text:p/>
          </table:table-cell>
          <table:table-cell table:formula="of:=IF([CSV1.M90]=&quot;&quot;;&quot;&quot;;[CSV1.M90])">
            <text:p/>
          </table:table-cell>
          <table:table-cell table:formula="of:=IF([CSV1.N90]=&quot;&quot;;&quot;&quot;;[CSV1.N90])">
            <text:p/>
          </table:table-cell>
          <table:table-cell table:number-columns-repeated="1016"/>
        </table:table-row>
        <table:table-row table:style-name="ro1">
          <table:table-cell table:formula="of:=IF([CSV1.D91]=&quot;&quot;;&quot;&quot;;[CSV1.D91])">
            <text:p/>
          </table:table-cell>
          <table:table-cell table:formula="of:=IF([CSV1.G91]=&quot;&quot;;&quot;&quot;;[CSV1.G91])">
            <text:p/>
          </table:table-cell>
          <table:table-cell table:formula="of:=IF([CSV1.I91]=&quot;&quot;;&quot;&quot;;[CSV1.I91])">
            <text:p/>
          </table:table-cell>
          <table:table-cell table:formula="of:=IF([CSV1.J91]=&quot;&quot;;&quot;&quot;;[CSV1.J91])">
            <text:p/>
          </table:table-cell>
          <table:table-cell table:formula="of:=IF([CSV1.K91]=&quot;&quot;;&quot;&quot;;[CSV1.K91])">
            <text:p/>
          </table:table-cell>
          <table:table-cell table:formula="of:=IF([CSV1.L91]=&quot;&quot;;&quot;&quot;;[CSV1.L91])">
            <text:p/>
          </table:table-cell>
          <table:table-cell table:formula="of:=IF([CSV1.M91]=&quot;&quot;;&quot;&quot;;[CSV1.M91])">
            <text:p/>
          </table:table-cell>
          <table:table-cell table:formula="of:=IF([CSV1.N91]=&quot;&quot;;&quot;&quot;;[CSV1.N91])">
            <text:p/>
          </table:table-cell>
          <table:table-cell table:number-columns-repeated="1016"/>
        </table:table-row>
        <table:table-row table:style-name="ro1">
          <table:table-cell table:formula="of:=IF([CSV1.D92]=&quot;&quot;;&quot;&quot;;[CSV1.D92])">
            <text:p/>
          </table:table-cell>
          <table:table-cell table:formula="of:=IF([CSV1.G92]=&quot;&quot;;&quot;&quot;;[CSV1.G92])">
            <text:p/>
          </table:table-cell>
          <table:table-cell table:formula="of:=IF([CSV1.I92]=&quot;&quot;;&quot;&quot;;[CSV1.I92])">
            <text:p/>
          </table:table-cell>
          <table:table-cell table:formula="of:=IF([CSV1.J92]=&quot;&quot;;&quot;&quot;;[CSV1.J92])">
            <text:p/>
          </table:table-cell>
          <table:table-cell table:formula="of:=IF([CSV1.K92]=&quot;&quot;;&quot;&quot;;[CSV1.K92])">
            <text:p/>
          </table:table-cell>
          <table:table-cell table:formula="of:=IF([CSV1.L92]=&quot;&quot;;&quot;&quot;;[CSV1.L92])">
            <text:p/>
          </table:table-cell>
          <table:table-cell table:formula="of:=IF([CSV1.M92]=&quot;&quot;;&quot;&quot;;[CSV1.M92])">
            <text:p/>
          </table:table-cell>
          <table:table-cell table:formula="of:=IF([CSV1.N92]=&quot;&quot;;&quot;&quot;;[CSV1.N92])">
            <text:p/>
          </table:table-cell>
          <table:table-cell table:number-columns-repeated="1016"/>
        </table:table-row>
        <table:table-row table:style-name="ro1">
          <table:table-cell table:formula="of:=IF([CSV1.D93]=&quot;&quot;;&quot;&quot;;[CSV1.D93])">
            <text:p/>
          </table:table-cell>
          <table:table-cell table:formula="of:=IF([CSV1.G93]=&quot;&quot;;&quot;&quot;;[CSV1.G93])">
            <text:p/>
          </table:table-cell>
          <table:table-cell table:formula="of:=IF([CSV1.I93]=&quot;&quot;;&quot;&quot;;[CSV1.I93])">
            <text:p/>
          </table:table-cell>
          <table:table-cell table:formula="of:=IF([CSV1.J93]=&quot;&quot;;&quot;&quot;;[CSV1.J93])">
            <text:p/>
          </table:table-cell>
          <table:table-cell table:formula="of:=IF([CSV1.K93]=&quot;&quot;;&quot;&quot;;[CSV1.K93])">
            <text:p/>
          </table:table-cell>
          <table:table-cell table:formula="of:=IF([CSV1.L93]=&quot;&quot;;&quot;&quot;;[CSV1.L93])">
            <text:p/>
          </table:table-cell>
          <table:table-cell table:formula="of:=IF([CSV1.M93]=&quot;&quot;;&quot;&quot;;[CSV1.M93])">
            <text:p/>
          </table:table-cell>
          <table:table-cell table:formula="of:=IF([CSV1.N93]=&quot;&quot;;&quot;&quot;;[CSV1.N93])">
            <text:p/>
          </table:table-cell>
          <table:table-cell table:number-columns-repeated="1016"/>
        </table:table-row>
        <table:table-row table:style-name="ro1">
          <table:table-cell table:formula="of:=IF([CSV1.D94]=&quot;&quot;;&quot;&quot;;[CSV1.D94])">
            <text:p/>
          </table:table-cell>
          <table:table-cell table:formula="of:=IF([CSV1.G94]=&quot;&quot;;&quot;&quot;;[CSV1.G94])">
            <text:p/>
          </table:table-cell>
          <table:table-cell table:formula="of:=IF([CSV1.I94]=&quot;&quot;;&quot;&quot;;[CSV1.I94])">
            <text:p/>
          </table:table-cell>
          <table:table-cell table:formula="of:=IF([CSV1.J94]=&quot;&quot;;&quot;&quot;;[CSV1.J94])">
            <text:p/>
          </table:table-cell>
          <table:table-cell table:formula="of:=IF([CSV1.K94]=&quot;&quot;;&quot;&quot;;[CSV1.K94])">
            <text:p/>
          </table:table-cell>
          <table:table-cell table:formula="of:=IF([CSV1.L94]=&quot;&quot;;&quot;&quot;;[CSV1.L94])">
            <text:p/>
          </table:table-cell>
          <table:table-cell table:formula="of:=IF([CSV1.M94]=&quot;&quot;;&quot;&quot;;[CSV1.M94])">
            <text:p/>
          </table:table-cell>
          <table:table-cell table:formula="of:=IF([CSV1.N94]=&quot;&quot;;&quot;&quot;;[CSV1.N94])">
            <text:p/>
          </table:table-cell>
          <table:table-cell table:number-columns-repeated="1016"/>
        </table:table-row>
        <table:table-row table:style-name="ro1">
          <table:table-cell table:formula="of:=IF([CSV1.D95]=&quot;&quot;;&quot;&quot;;[CSV1.D95])">
            <text:p/>
          </table:table-cell>
          <table:table-cell table:formula="of:=IF([CSV1.G95]=&quot;&quot;;&quot;&quot;;[CSV1.G95])">
            <text:p/>
          </table:table-cell>
          <table:table-cell table:formula="of:=IF([CSV1.I95]=&quot;&quot;;&quot;&quot;;[CSV1.I95])">
            <text:p/>
          </table:table-cell>
          <table:table-cell table:formula="of:=IF([CSV1.J95]=&quot;&quot;;&quot;&quot;;[CSV1.J95])">
            <text:p/>
          </table:table-cell>
          <table:table-cell table:formula="of:=IF([CSV1.K95]=&quot;&quot;;&quot;&quot;;[CSV1.K95])">
            <text:p/>
          </table:table-cell>
          <table:table-cell table:formula="of:=IF([CSV1.L95]=&quot;&quot;;&quot;&quot;;[CSV1.L95])">
            <text:p/>
          </table:table-cell>
          <table:table-cell table:formula="of:=IF([CSV1.M95]=&quot;&quot;;&quot;&quot;;[CSV1.M95])">
            <text:p/>
          </table:table-cell>
          <table:table-cell table:formula="of:=IF([CSV1.N95]=&quot;&quot;;&quot;&quot;;[CSV1.N95])">
            <text:p/>
          </table:table-cell>
          <table:table-cell table:number-columns-repeated="1016"/>
        </table:table-row>
        <table:table-row table:style-name="ro1">
          <table:table-cell table:formula="of:=IF([CSV1.D96]=&quot;&quot;;&quot;&quot;;[CSV1.D96])">
            <text:p/>
          </table:table-cell>
          <table:table-cell table:formula="of:=IF([CSV1.G96]=&quot;&quot;;&quot;&quot;;[CSV1.G96])">
            <text:p/>
          </table:table-cell>
          <table:table-cell table:formula="of:=IF([CSV1.I96]=&quot;&quot;;&quot;&quot;;[CSV1.I96])">
            <text:p/>
          </table:table-cell>
          <table:table-cell table:formula="of:=IF([CSV1.J96]=&quot;&quot;;&quot;&quot;;[CSV1.J96])">
            <text:p/>
          </table:table-cell>
          <table:table-cell table:formula="of:=IF([CSV1.K96]=&quot;&quot;;&quot;&quot;;[CSV1.K96])">
            <text:p/>
          </table:table-cell>
          <table:table-cell table:formula="of:=IF([CSV1.L96]=&quot;&quot;;&quot;&quot;;[CSV1.L96])">
            <text:p/>
          </table:table-cell>
          <table:table-cell table:formula="of:=IF([CSV1.M96]=&quot;&quot;;&quot;&quot;;[CSV1.M96])">
            <text:p/>
          </table:table-cell>
          <table:table-cell table:formula="of:=IF([CSV1.N96]=&quot;&quot;;&quot;&quot;;[CSV1.N96])">
            <text:p/>
          </table:table-cell>
          <table:table-cell table:number-columns-repeated="1016"/>
        </table:table-row>
        <table:table-row table:style-name="ro1">
          <table:table-cell table:formula="of:=IF([CSV1.D97]=&quot;&quot;;&quot;&quot;;[CSV1.D97])">
            <text:p/>
          </table:table-cell>
          <table:table-cell table:formula="of:=IF([CSV1.G97]=&quot;&quot;;&quot;&quot;;[CSV1.G97])">
            <text:p/>
          </table:table-cell>
          <table:table-cell table:formula="of:=IF([CSV1.I97]=&quot;&quot;;&quot;&quot;;[CSV1.I97])">
            <text:p/>
          </table:table-cell>
          <table:table-cell table:formula="of:=IF([CSV1.J97]=&quot;&quot;;&quot;&quot;;[CSV1.J97])">
            <text:p/>
          </table:table-cell>
          <table:table-cell table:formula="of:=IF([CSV1.K97]=&quot;&quot;;&quot;&quot;;[CSV1.K97])">
            <text:p/>
          </table:table-cell>
          <table:table-cell table:formula="of:=IF([CSV1.L97]=&quot;&quot;;&quot;&quot;;[CSV1.L97])">
            <text:p/>
          </table:table-cell>
          <table:table-cell table:formula="of:=IF([CSV1.M97]=&quot;&quot;;&quot;&quot;;[CSV1.M97])">
            <text:p/>
          </table:table-cell>
          <table:table-cell table:formula="of:=IF([CSV1.N97]=&quot;&quot;;&quot;&quot;;[CSV1.N97])">
            <text:p/>
          </table:table-cell>
          <table:table-cell table:number-columns-repeated="1016"/>
        </table:table-row>
        <table:table-row table:style-name="ro1">
          <table:table-cell table:formula="of:=IF([CSV1.D98]=&quot;&quot;;&quot;&quot;;[CSV1.D98])">
            <text:p/>
          </table:table-cell>
          <table:table-cell table:formula="of:=IF([CSV1.G98]=&quot;&quot;;&quot;&quot;;[CSV1.G98])">
            <text:p/>
          </table:table-cell>
          <table:table-cell table:formula="of:=IF([CSV1.I98]=&quot;&quot;;&quot;&quot;;[CSV1.I98])">
            <text:p/>
          </table:table-cell>
          <table:table-cell table:formula="of:=IF([CSV1.J98]=&quot;&quot;;&quot;&quot;;[CSV1.J98])">
            <text:p/>
          </table:table-cell>
          <table:table-cell table:formula="of:=IF([CSV1.K98]=&quot;&quot;;&quot;&quot;;[CSV1.K98])">
            <text:p/>
          </table:table-cell>
          <table:table-cell table:formula="of:=IF([CSV1.L98]=&quot;&quot;;&quot;&quot;;[CSV1.L98])">
            <text:p/>
          </table:table-cell>
          <table:table-cell table:formula="of:=IF([CSV1.M98]=&quot;&quot;;&quot;&quot;;[CSV1.M98])">
            <text:p/>
          </table:table-cell>
          <table:table-cell table:formula="of:=IF([CSV1.N98]=&quot;&quot;;&quot;&quot;;[CSV1.N98])">
            <text:p/>
          </table:table-cell>
          <table:table-cell table:number-columns-repeated="1016"/>
        </table:table-row>
        <table:table-row table:style-name="ro1">
          <table:table-cell table:formula="of:=IF([CSV1.D99]=&quot;&quot;;&quot;&quot;;[CSV1.D99])">
            <text:p/>
          </table:table-cell>
          <table:table-cell table:formula="of:=IF([CSV1.G99]=&quot;&quot;;&quot;&quot;;[CSV1.G99])">
            <text:p/>
          </table:table-cell>
          <table:table-cell table:formula="of:=IF([CSV1.I99]=&quot;&quot;;&quot;&quot;;[CSV1.I99])">
            <text:p/>
          </table:table-cell>
          <table:table-cell table:formula="of:=IF([CSV1.J99]=&quot;&quot;;&quot;&quot;;[CSV1.J99])">
            <text:p/>
          </table:table-cell>
          <table:table-cell table:formula="of:=IF([CSV1.K99]=&quot;&quot;;&quot;&quot;;[CSV1.K99])">
            <text:p/>
          </table:table-cell>
          <table:table-cell table:formula="of:=IF([CSV1.L99]=&quot;&quot;;&quot;&quot;;[CSV1.L99])">
            <text:p/>
          </table:table-cell>
          <table:table-cell table:formula="of:=IF([CSV1.M99]=&quot;&quot;;&quot;&quot;;[CSV1.M99])">
            <text:p/>
          </table:table-cell>
          <table:table-cell table:formula="of:=IF([CSV1.N99]=&quot;&quot;;&quot;&quot;;[CSV1.N99])">
            <text:p/>
          </table:table-cell>
          <table:table-cell table:number-columns-repeated="1016"/>
        </table:table-row>
        <table:table-row table:style-name="ro1">
          <table:table-cell table:formula="of:=IF([CSV1.D100]=&quot;&quot;;&quot;&quot;;[CSV1.D100])">
            <text:p/>
          </table:table-cell>
          <table:table-cell table:formula="of:=IF([CSV1.G100]=&quot;&quot;;&quot;&quot;;[CSV1.G100])">
            <text:p/>
          </table:table-cell>
          <table:table-cell table:formula="of:=IF([CSV1.I100]=&quot;&quot;;&quot;&quot;;[CSV1.I100])">
            <text:p/>
          </table:table-cell>
          <table:table-cell table:formula="of:=IF([CSV1.J100]=&quot;&quot;;&quot;&quot;;[CSV1.J100])">
            <text:p/>
          </table:table-cell>
          <table:table-cell table:formula="of:=IF([CSV1.K100]=&quot;&quot;;&quot;&quot;;[CSV1.K100])">
            <text:p/>
          </table:table-cell>
          <table:table-cell table:formula="of:=IF([CSV1.L100]=&quot;&quot;;&quot;&quot;;[CSV1.L100])">
            <text:p/>
          </table:table-cell>
          <table:table-cell table:formula="of:=IF([CSV1.M100]=&quot;&quot;;&quot;&quot;;[CSV1.M100])">
            <text:p/>
          </table:table-cell>
          <table:table-cell table:formula="of:=IF([CSV1.N100]=&quot;&quot;;&quot;&quot;;[CSV1.N100])">
            <text:p/>
          </table:table-cell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1" table:style-name="ta1" table:print="false">
        <table:table-column table:style-name="co17" table:number-columns-repeated="3" table:default-cell-style-name="ce22"/>
        <table:table-column table:style-name="co17" table:number-columns-repeated="6" table:default-cell-style-name="ce2"/>
        <table:table-column table:style-name="co17" table:number-columns-repeated="2" table:default-cell-style-name="Default"/>
        <table:table-row table:style-name="ro1">
          <table:table-cell table:style-name="ce20" office:value-type="string">
            <text:p>ES.F</text:p>
          </table:table-cell>
          <table:table-cell table:style-name="ce21" office:value-type="string">
            <text:p>NASDAQ.F</text:p>
          </table:table-cell>
          <table:table-cell table:style-name="ce21" office:value-type="string">
            <text:p>DAX.F</text:p>
          </table:table-cell>
          <table:table-cell table:style-name="ce21" office:value-type="string">
            <text:p>FTSE.F</text:p>
          </table:table-cell>
          <table:table-cell table:style-name="ce24" office:value-type="string">
            <text:p>GOLD.S</text:p>
          </table:table-cell>
          <table:table-cell table:style-name="ce24" office:value-type="string">
            <text:p>CL.F</text:p>
          </table:table-cell>
          <table:table-cell table:style-name="ce27" office:value-type="string">
            <text:p>DOLLAR.i</text:p>
          </table:table-cell>
          <table:table-cell table:style-name="ce27" office:value-type="string">
            <text:p>EURYEN.S</text:p>
          </table:table-cell>
          <table:table-cell table:style-name="ce32" office:value-type="string">
            <text:p>EURODOLLAR.F</text:p>
          </table:table-cell>
          <table:table-cell table:style-name="ce32" office:value-type="string">
            <text:p>GER2.F</text:p>
          </table:table-cell>
          <table:table-cell table:style-name="ce34" office:value-type="string">
            <text:p>US.YC</text:p>
          </table:table-cell>
        </table:table-row>
        <table:table-row table:style-name="ro1">
          <table:table-cell table:style-name="ce21" office:value-type="string">
            <text:p>SPX.i</text:p>
          </table:table-cell>
          <table:table-cell table:style-name="ce21" office:value-type="string">
            <text:p>NASDAQ.i</text:p>
          </table:table-cell>
          <table:table-cell table:style-name="ce21" office:value-type="string">
            <text:p>DAX.i</text:p>
          </table:table-cell>
          <table:table-cell table:style-name="ce21" office:value-type="string">
            <text:p>FTSE.i</text:p>
          </table:table-cell>
          <table:table-cell table:style-name="ce24" office:value-type="string">
            <text:p>GOLD.F</text:p>
          </table:table-cell>
          <table:table-cell table:style-name="ce24" office:value-type="string">
            <text:p>WTI.F</text:p>
          </table:table-cell>
          <table:table-cell table:style-name="ce27" office:value-type="string">
            <text:p>EURUSD.S</text:p>
          </table:table-cell>
          <table:table-cell table:style-name="ce27" office:value-type="string">
            <text:p>EURYEN.Fr</text:p>
          </table:table-cell>
          <table:table-cell table:style-name="ce32" office:value-type="string">
            <text:p>US2.F</text:p>
          </table:table-cell>
          <table:table-cell table:style-name="ce32" office:value-type="string">
            <text:p>GER5.F</text:p>
          </table:table-cell>
          <table:table-cell table:style-name="ce34" office:value-type="string">
            <text:p>JAP.YC</text:p>
          </table:table-cell>
        </table:table-row>
        <table:table-row table:style-name="ro1">
          <table:table-cell table:style-name="ce21" office:value-type="string">
            <text:p>SPY.i</text:p>
          </table:table-cell>
          <table:table-cell table:style-name="ce21" office:value-type="string">
            <text:p>VIX.F</text:p>
          </table:table-cell>
          <table:table-cell table:style-name="ce21" office:value-type="string">
            <text:p>STOXX50.F</text:p>
          </table:table-cell>
          <table:table-cell table:style-name="ce21" office:value-type="string">
            <text:p>MIB.i</text:p>
          </table:table-cell>
          <table:table-cell table:style-name="ce24" office:value-type="string">
            <text:p>COPPER.F</text:p>
          </table:table-cell>
          <table:table-cell table:style-name="ce24" office:value-type="string">
            <text:p>BRENT.F</text:p>
          </table:table-cell>
          <table:table-cell table:style-name="ce27" office:value-type="string">
            <text:p>EURUSD.Fr</text:p>
          </table:table-cell>
          <table:table-cell table:style-name="Default"/>
          <table:table-cell table:style-name="ce32" office:value-type="string">
            <text:p>US5.F</text:p>
          </table:table-cell>
          <table:table-cell table:style-name="ce32" office:value-type="string">
            <text:p>GER10.F</text:p>
          </table:table-cell>
          <table:table-cell table:style-name="ce34" office:value-type="string">
            <text:p>GER.YC</text:p>
          </table:table-cell>
        </table:table-row>
        <table:table-row table:style-name="ro1">
          <table:table-cell table:style-name="ce21" office:value-type="string">
            <text:p>DJIA.i</text:p>
          </table:table-cell>
          <table:table-cell table:style-name="ce21" office:value-type="string">
            <text:p>VIX.i</text:p>
          </table:table-cell>
          <table:table-cell table:style-name="ce21" office:value-type="string">
            <text:p>STOXX50.i</text:p>
          </table:table-cell>
          <table:table-cell table:style-name="ce21" office:value-type="string">
            <text:p>CAC.i</text:p>
          </table:table-cell>
          <table:table-cell table:style-name="ce24" office:value-type="string">
            <text:p>SILVER.S</text:p>
          </table:table-cell>
          <table:table-cell table:style-name="ce24" office:value-type="string">
            <text:p>NATURALGAS.F</text:p>
          </table:table-cell>
          <table:table-cell table:style-name="ce27" office:value-type="string">
            <text:p>GBPUSD.S</text:p>
          </table:table-cell>
          <table:table-cell table:style-name="ce27" office:value-type="string">
            <text:p>USDYEN.S</text:p>
          </table:table-cell>
          <table:table-cell table:style-name="ce32" office:value-type="string">
            <text:p>US10.F</text:p>
          </table:table-cell>
          <table:table-cell/>
          <table:table-cell table:style-name="ce34" office:value-type="string">
            <text:p>UK.YC</text:p>
          </table:table-cell>
        </table:table-row>
        <table:table-row table:style-name="ro1">
          <table:table-cell table:style-name="ce21" office:value-type="string">
            <text:p>DJIA.F</text:p>
          </table:table-cell>
          <table:table-cell table:style-name="Default"/>
          <table:table-cell table:style-name="ce21" office:value-type="string">
            <text:p>STOXX600.F</text:p>
          </table:table-cell>
          <table:table-cell table:style-name="Default"/>
          <table:table-cell table:style-name="ce24" office:value-type="string">
            <text:p>SILVER.F</text:p>
          </table:table-cell>
          <table:table-cell table:style-name="Default"/>
          <table:table-cell table:style-name="ce27" office:value-type="string">
            <text:p>GBPUSD.Fr</text:p>
          </table:table-cell>
          <table:table-cell table:style-name="ce27" office:value-type="string">
            <text:p>USDYEN.Fr</text:p>
          </table:table-cell>
          <table:table-cell table:style-name="ce32" office:value-type="string">
            <text:p>US30.F</text:p>
          </table:table-cell>
          <table:table-cell table:style-name="ce32" office:value-type="string">
            <text:p>JAP5.Y</text:p>
          </table:table-cell>
          <table:table-cell table:style-name="ce34" office:value-type="string">
            <text:p>ITA.YC</text:p>
          </table:table-cell>
        </table:table-row>
        <table:table-row table:style-name="ro1">
          <table:table-cell table:style-name="ce21" office:value-type="string">
            <text:p>RUSSEL.i</text:p>
          </table:table-cell>
          <table:table-cell table:style-name="ce21" office:value-type="string">
            <text:p>NIKKEI.F</text:p>
          </table:table-cell>
          <table:table-cell table:style-name="ce21" office:value-type="string">
            <text:p>STOXX600.i</text:p>
          </table:table-cell>
          <table:table-cell table:style-name="ce21" office:value-type="string">
            <text:p>HANGSENG.F</text:p>
          </table:table-cell>
          <table:table-cell table:style-name="Default"/>
          <table:table-cell table:style-name="ce24" office:value-type="string">
            <text:p>CORN.F</text:p>
          </table:table-cell>
          <table:table-cell table:style-name="ce27" office:value-type="string">
            <text:p>AUDUSD.S</text:p>
          </table:table-cell>
          <table:table-cell table:style-name="ce29" office:value-type="string">
            <text:p>USDCHF.S</text:p>
          </table:table-cell>
          <table:table-cell table:style-name="ce32" office:value-type="string">
            <text:p>UK5.Y</text:p>
          </table:table-cell>
          <table:table-cell table:style-name="ce32" office:value-type="string">
            <text:p>JAP10.Y</text:p>
          </table:table-cell>
          <table:table-cell table:style-name="ce35" office:value-type="string">
            <text:p>FRA.YC</text:p>
          </table:table-cell>
        </table:table-row>
        <table:table-row table:style-name="ro1">
          <table:table-cell table:style-name="ce21" office:value-type="string">
            <text:p>RUSSEL.F</text:p>
          </table:table-cell>
          <table:table-cell table:style-name="ce21" office:value-type="string">
            <text:p>NIKKEI.i</text:p>
          </table:table-cell>
          <table:table-cell table:style-name="Default"/>
          <table:table-cell table:style-name="ce21" office:value-type="string">
            <text:p>HANGSENG.i</text:p>
          </table:table-cell>
          <table:table-cell table:style-name="Default"/>
          <table:table-cell table:style-name="ce26" office:value-type="string">
            <text:p>SOYBEAN.F</text:p>
          </table:table-cell>
          <table:table-cell table:style-name="ce27" office:value-type="string">
            <text:p>AUDUSD.Fr</text:p>
          </table:table-cell>
          <table:table-cell table:style-name="ce29" office:value-type="string">
            <text:p>USDCHF.Fr</text:p>
          </table:table-cell>
          <table:table-cell table:style-name="ce32" office:value-type="string">
            <text:p>UK10.Y</text:p>
          </table:table-cell>
          <table:table-cell table:style-name="ce33" office:value-type="string">
            <text:p>ITA10.Y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/>
          <table:table-cell table:style-name="ce23" table:number-columns-repeated="2"/>
          <table:table-cell table:style-name="Default" table:number-columns-repeated="2"/>
          <table:table-cell table:style-name="ce23"/>
          <table:table-cell table:style-name="ce22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23"/>
          <table:table-cell/>
          <table:table-cell table:style-name="Default" table:number-columns-repeated="2"/>
          <table:table-cell table:style-name="ce23"/>
          <table:table-cell table:style-name="ce25" table:number-columns-repeated="2"/>
          <table:table-cell table:style-name="Default"/>
          <table:table-cell table:style-name="ce30"/>
          <table:table-cell/>
        </table:table-row>
        <table:table-row table:style-name="ro1">
          <table:table-cell table:style-name="Default"/>
          <table:table-cell table:style-name="ce23"/>
          <table:table-cell/>
          <table:table-cell table:style-name="ce22"/>
          <table:table-cell table:style-name="Default"/>
          <table:table-cell table:style-name="ce22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23"/>
          <table:table-cell table:style-name="Default"/>
          <table:table-cell table:style-name="ce22"/>
          <table:table-cell table:style-name="Default"/>
          <table:table-cell table:style-name="ce31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23"/>
          <table:table-cell table:style-name="ce22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23"/>
          <table:table-cell table:style-name="ce22" table:number-columns-repeated="2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23"/>
          <table:table-cell/>
          <table:table-cell table:style-name="ce23"/>
          <table:table-cell table:style-name="ce22" table:number-columns-repeated="2"/>
          <table:table-cell table:style-name="Default"/>
          <table:table-cell table:style-name="ce30"/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2"/>
          <table:table-cell table:style-name="ce23"/>
          <table:table-cell table:style-name="ce22" table:number-columns-repeated="2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23"/>
          <table:table-cell table:style-name="ce22" table:number-columns-repeated="2"/>
          <table:table-cell table:style-name="Default"/>
          <table:table-cell table:style-name="ce31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23"/>
          <table:table-cell table:style-name="ce22" table:number-columns-repeated="2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23"/>
          <table:table-cell table:style-name="ce25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22" table:number-columns-repeated="3"/>
          <table:table-cell table:number-columns-repeated="5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>
          <table:table-cell table:number-columns-repeated="3"/>
          <table:table-cell/>
          <table:table-cell table:number-columns-repeated="2"/>
          <table:table-cell/>
          <table:table-cell/>
          <table:table-cell table:number-columns-repeated="3"/>
        </table:table-row>
        <table:table-row table:style-name="ro1" table:number-rows-repeated="104847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9" table:number-columns-repeated="9" table:default-cell-style-name="ce1"/>
        <table:table-column table:style-name="co7" table:number-columns-repeated="1015" table:default-cell-style-name="ce1"/>
        <table:table-row table:style-name="ro2">
          <table:table-cell office:value-type="string">
            <text:p>TICKER</text:p>
          </table:table-cell>
          <table:table-cell office:value-type="string">
            <text:p>RANGE</text:p>
          </table:table-cell>
          <table:table-cell office:value-type="string">
            <text:p>%CHANGE</text:p>
          </table:table-cell>
          <table:table-cell office:value-type="string">
            <text:p>%CHANGE(range)</text:p>
          </table:table-cell>
          <table:table-cell office:value-type="string">
            <text:p>ptCHANGE</text:p>
          </table:table-cell>
          <table:table-cell office:value-type="string">
            <text:p>Gap</text:p>
          </table:table-cell>
          <table:table-cell office:value-type="string">
            <text:p>Gap/Range</text:p>
          </table:table-cell>
          <table:table-cell table:number-columns-repeated="1017"/>
        </table:table-row>
        <table:table-row table:style-name="ro2">
          <table:table-cell office:value-type="string">
            <text:p>PRICE</text:p>
          </table:table-cell>
          <table:table-cell table:style-name="ce28" office:value-type="string">
            <text:p>RANGE~</text:p>
          </table:table-cell>
          <table:table-cell table:style-name="ce28" office:value-type="string">
            <text:p>%CHANGE~</text:p>
          </table:table-cell>
          <table:table-cell table:style-name="ce28" office:value-type="string">
            <text:p>%CHANGE(range)~</text:p>
          </table:table-cell>
          <table:table-cell table:style-name="ce28" office:value-type="string">
            <text:p>ptCHANGE~</text:p>
          </table:table-cell>
          <table:table-cell table:style-name="ce28" office:value-type="string">
            <text:p>Gap~</text:p>
          </table:table-cell>
          <table:table-cell table:style-name="ce28" office:value-type="string">
            <text:p>Gap/Range~</text:p>
          </table:table-cell>
          <table:table-cell table:number-columns-repeated="1017"/>
        </table:table-row>
        <table:table-row table:style-name="ro2">
          <table:table-cell office:value-type="string">
            <text:p>TOT_VOL</text:p>
          </table:table-cell>
          <table:table-cell office:value-type="string">
            <text:p>VOL</text:p>
          </table:table-cell>
          <table:table-cell office:value-type="string">
            <text:p>Oi</text:p>
          </table:table-cell>
          <table:table-cell office:value-type="string">
            <text:p>Oi(Delta)</text:p>
          </table:table-cell>
          <table:table-cell office:value-type="string">
            <text:p>BT</text:p>
          </table:table-cell>
          <table:table-cell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TOT_VOL~</text:p>
          </table:table-cell>
          <table:table-cell table:style-name="ce28" office:value-type="string">
            <text:p>VOL~</text:p>
          </table:table-cell>
          <table:table-cell table:style-name="ce28" office:value-type="string">
            <text:p>Oi~</text:p>
          </table:table-cell>
          <table:table-cell table:style-name="ce28" office:value-type="string">
            <text:p>Oi(Delta)~</text:p>
          </table:table-cell>
          <table:table-cell table:style-name="ce28" office:value-type="string">
            <text:p>BT~</text:p>
          </table:table-cell>
          <table:table-cell table:style-name="ce28" office:value-type="string">
            <text:p>VOL/Range~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OLMAX</text:p>
          </table:table-cell>
          <table:table-cell table:number-columns-repeated="1022"/>
        </table:table-row>
        <table:table-row table:style-name="ro2">
          <table:table-cell/>
          <table:table-cell table:style-name="ce28" office:value-type="string">
            <text:p>VOLMAX~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CSV1.J1:CSV1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16/09/2017</text:date>, <text:time>19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6T19:36:07.14</dc:date>
    <meta:generator>OpenOffice/4.1.1$Win32 OpenOffice.org_project/411m6$Build-9775</meta:generator>
    <meta:editing-duration>P7DT15H47M19S</meta:editing-duration>
    <meta:editing-cycles>18</meta:editing-cycles>
    <meta:document-statistic meta:table-count="5" meta:cell-count="2054" meta:object-count="0"/>
    <meta:user-defined meta:name=""/>
  </office:meta>
</office:document-meta>
</file>